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ynx Un</text:p>
          </table:table-cell>
          <table:table-cell office:value-type="string" calcext:value-type="string">
            <text:p>Lièvre V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=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'=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-[.B2]*[.$E$2]+[.$E$3]*[.B2]*[.C2000]" office:value-type="float" office:value="48.5" calcext:value-type="float">
            <text:p>49</text:p>
          </table:table-cell>
          <table:table-cell table:formula="of:=[.C2]-[.$G$2]*[.B2]*[.C2]+[.$G$3]*[.C2]" office:value-type="float" office:value="200" calcext:value-type="float">
            <text:p>200</text:p>
          </table:table-cell>
          <table:table-cell office:value-type="string" calcext:value-type="string">
            <text:p>N=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N'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-[.B3]*[.$E$2]+[.$E$3]*[.B3]*[.C3]" office:value-type="float" office:value="48.985" calcext:value-type="float">
            <text:p>49</text:p>
          </table:table-cell>
          <table:table-cell table:formula="of:=[.C3]-[.$G$2]*[.B3]*[.C3]+[.$G$3]*[.C3]" office:value-type="float" office:value="200.3" calcext:value-type="float">
            <text:p>200</text:p>
          </table:table-cell>
          <table:table-cell office:value-type="string" calcext:value-type="string">
            <text:p>Max lynx</text:p>
          </table:table-cell>
          <table:table-cell table:style-name="ce1" table:formula="of:=MAX([.B2:.B402])" office:value-type="float" office:value="67.2591217844062" calcext:value-type="float">
            <text:p>67</text:p>
          </table:table-cell>
          <table:table-cell office:value-type="string" calcext:value-type="string">
            <text:p>Max lièvres</text:p>
          </table:table-cell>
          <table:table-cell table:style-name="ce1" table:formula="of:=MAX([.C2:.C402])" office:value-type="float" office:value="216.350790704723" calcext:value-type="float">
            <text:p>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-[.B4]*[.$E$2]+[.$E$3]*[.B4]*[.C4]" office:value-type="float" office:value="49.4777891" calcext:value-type="float">
            <text:p>49</text:p>
          </table:table-cell>
          <table:table-cell table:formula="of:=[.C4]-[.$G$2]*[.B4]*[.C4]+[.$G$3]*[.C4]" office:value-type="float" office:value="200.5033045" calcext:value-type="float">
            <text:p>201</text:p>
          </table:table-cell>
          <table:table-cell office:value-type="string" calcext:value-type="string">
            <text:p>Min lynx</text:p>
          </table:table-cell>
          <table:table-cell table:style-name="ce1" table:formula="of:=MIN([.B2:.B402])" office:value-type="float" office:value="36.7440008205357" calcext:value-type="float">
            <text:p>37</text:p>
          </table:table-cell>
          <table:table-cell office:value-type="string" calcext:value-type="string">
            <text:p>Min lièvres</text:p>
          </table:table-cell>
          <table:table-cell table:style-name="ce1" table:formula="of:=MIN([.C2:.C402])" office:value-type="float" office:value="98.0925728225433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-[.B5]*[.$E$2]+[.$E$3]*[.B5]*[.C5]" office:value-type="float" office:value="49.9775474697808" calcext:value-type="float">
            <text:p>50</text:p>
          </table:table-cell>
          <table:table-cell table:formula="of:=[.C5]-[.$G$2]*[.B5]*[.C5]+[.$G$3]*[.C5]" office:value-type="float" office:value="200.608009511096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-[.B6]*[.$E$2]+[.$E$3]*[.B6]*[.C6]" office:value-type="float" office:value="50.4834003093192" calcext:value-type="float">
            <text:p>50</text:p>
          </table:table-cell>
          <table:table-cell table:formula="of:=[.C6]-[.$G$2]*[.B6]*[.C6]+[.$G$3]*[.C6]" office:value-type="float" office:value="200.612513668492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-[.B7]*[.$E$2]+[.$E$3]*[.B7]*[.C7]" office:value-type="float" office:value="50.9944186669567" calcext:value-type="float">
            <text:p>51</text:p>
          </table:table-cell>
          <table:table-cell table:formula="of:=[.C7]-[.$G$2]*[.B7]*[.C7]+[.$G$3]*[.C7]" office:value-type="float" office:value="200.51553751733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-[.B8]*[.$E$2]+[.$E$3]*[.B8]*[.C8]" office:value-type="float" office:value="51.5096207608257" calcext:value-type="float">
            <text:p>52</text:p>
          </table:table-cell>
          <table:table-cell table:formula="of:=[.C8]-[.$G$2]*[.B8]*[.C8]+[.$G$3]*[.C8]" office:value-type="float" office:value="200.316141123809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-[.B9]*[.$E$2]+[.$E$3]*[.B9]*[.C9]" office:value-type="float" office:value="52.0279738303128" calcext:value-type="float">
            <text:p>52</text:p>
          </table:table-cell>
          <table:table-cell table:formula="of:=[.C9]-[.$G$2]*[.B9]*[.C9]+[.$G$3]*[.C9]" office:value-type="float" office:value="200.01373971844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-[.B10]*[.$E$2]+[.$E$3]*[.B10]*[.C10]" office:value-type="float" office:value="52.5483965385582" calcext:value-type="float">
            <text:p>53</text:p>
          </table:table-cell>
          <table:table-cell table:formula="of:=[.C10]-[.$G$2]*[.B10]*[.C10]+[.$G$3]*[.C10]" office:value-type="float" office:value="199.608117088588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-[.B11]*[.$E$2]+[.$E$3]*[.B11]*[.C11]" office:value-type="float" office:value="53.0697619402187" calcext:value-type="float">
            <text:p>53</text:p>
          </table:table-cell>
          <table:table-cell table:formula="of:=[.C11]-[.$G$2]*[.B11]*[.C11]+[.$G$3]*[.C11]" office:value-type="float" office:value="199.099436453931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-[.B12]*[.$E$2]+[.$E$3]*[.B12]*[.C12]" office:value-type="float" office:value="53.5909010210205" calcext:value-type="float">
            <text:p>54</text:p>
          </table:table-cell>
          <table:table-cell table:formula="of:=[.C12]-[.$G$2]*[.B12]*[.C12]+[.$G$3]*[.C12]" office:value-type="float" office:value="198.488248581586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-[.B13]*[.$E$2]+[.$E$3]*[.B13]*[.C13]" office:value-type="float" office:value="54.1106068071042" calcext:value-type="float">
            <text:p>54</text:p>
          </table:table-cell>
          <table:table-cell table:formula="of:=[.C13]-[.$G$2]*[.B13]*[.C13]+[.$G$3]*[.C13]" office:value-type="float" office:value="197.775496927094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-[.B14]*[.$E$2]+[.$E$3]*[.B14]*[.C14]" office:value-type="float" office:value="54.6276390329514" calcext:value-type="float">
            <text:p>55</text:p>
          </table:table-cell>
          <table:table-cell table:formula="of:=[.C14]-[.$G$2]*[.B14]*[.C14]+[.$G$3]*[.C14]" office:value-type="float" office:value="196.96251962314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-[.B15]*[.$E$2]+[.$E$3]*[.B15]*[.C15]" office:value-type="float" office:value="55.1407293469616" calcext:value-type="float">
            <text:p>55</text:p>
          </table:table-cell>
          <table:table-cell table:formula="of:=[.C15]-[.$G$2]*[.B15]*[.C15]+[.$G$3]*[.C15]" office:value-type="float" office:value="196.05104817931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-[.B16]*[.$E$2]+[.$E$3]*[.B16]*[.C16]" office:value-type="float" office:value="55.6485870237215" calcext:value-type="float">
            <text:p>56</text:p>
          </table:table-cell>
          <table:table-cell table:formula="of:=[.C16]-[.$G$2]*[.B16]*[.C16]+[.$G$3]*[.C16]" office:value-type="float" office:value="195.043202802432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-[.B17]*[.$E$2]+[.$E$3]*[.B17]*[.C17]" office:value-type="float" office:value="56.1499051419171" calcext:value-type="float">
            <text:p>56</text:p>
          </table:table-cell>
          <table:table-cell table:formula="of:=[.C17]-[.$G$2]*[.B17]*[.C17]+[.$G$3]*[.C17]" office:value-type="float" office:value="193.941484298017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-[.B18]*[.$E$2]+[.$E$3]*[.B18]*[.C18]" office:value-type="float" office:value="56.6433671769429" calcext:value-type="float">
            <text:p>57</text:p>
          </table:table-cell>
          <table:table-cell table:formula="of:=[.C18]-[.$G$2]*[.B18]*[.C18]+[.$G$3]*[.C18]" office:value-type="float" office:value="192.748762566502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-[.B19]*[.$E$2]+[.$E$3]*[.B19]*[.C19]" office:value-type="float" office:value="57.1276539478257" calcext:value-type="float">
            <text:p>57</text:p>
          </table:table-cell>
          <table:table-cell table:formula="of:=[.C19]-[.$G$2]*[.B19]*[.C19]+[.$G$3]*[.C19]" office:value-type="float" office:value="191.46826176387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-[.B20]*[.$E$2]+[.$E$3]*[.B20]*[.C20]" office:value-type="float" office:value="57.6014508493986" calcext:value-type="float">
            <text:p>58</text:p>
          </table:table-cell>
          <table:table-cell table:formula="of:=[.C20]-[.$G$2]*[.B20]*[.C20]+[.$G$3]*[.C20]" office:value-type="float" office:value="190.103542252027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-[.B21]*[.$E$2]+[.$E$3]*[.B21]*[.C21]" office:value-type="float" office:value="58.063455292982" calcext:value-type="float">
            <text:p>58</text:p>
          </table:table-cell>
          <table:table-cell table:formula="of:=[.C21]-[.$G$2]*[.B21]*[.C21]+[.$G$3]*[.C21]" office:value-type="float" office:value="188.658479519301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-[.B22]*[.$E$2]+[.$E$3]*[.B22]*[.C22]" office:value-type="float" office:value="58.5123842724347" calcext:value-type="float">
            <text:p>59</text:p>
          </table:table-cell>
          <table:table-cell table:formula="of:=[.C22]-[.$G$2]*[.B22]*[.C22]+[.$G$3]*[.C22]" office:value-type="float" office:value="187.137240304056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-[.B23]*[.$E$2]+[.$E$3]*[.B23]*[.C23]" office:value-type="float" office:value="58.9469819675324" calcext:value-type="float">
            <text:p>59</text:p>
          </table:table-cell>
          <table:table-cell table:formula="of:=[.C23]-[.$G$2]*[.B23]*[.C23]+[.$G$3]*[.C23]" office:value-type="float" office:value="185.544256202905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-[.B24]*[.$E$2]+[.$E$3]*[.B24]*[.C24]" office:value-type="float" office:value="59.3660272934208" calcext:value-type="float">
            <text:p>59</text:p>
          </table:table-cell>
          <table:table-cell table:formula="of:=[.C24]-[.$G$2]*[.B24]*[.C24]+[.$G$3]*[.C24]" office:value-type="float" office:value="183.884195088478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-[.B25]*[.$E$2]+[.$E$3]*[.B25]*[.C25]" office:value-type="float" office:value="59.7683413035085" calcext:value-type="float">
            <text:p>60</text:p>
          </table:table-cell>
          <table:table-cell table:formula="of:=[.C25]-[.$G$2]*[.B25]*[.C25]+[.$G$3]*[.C25]" office:value-type="float" office:value="182.161930698451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-[.B26]*[.$E$2]+[.$E$3]*[.B26]*[.C26]" office:value-type="float" office:value="60.1527943537014" calcext:value-type="float">
            <text:p>60</text:p>
          </table:table-cell>
          <table:table-cell table:formula="of:=[.C26]-[.$G$2]*[.B26]*[.C26]+[.$G$3]*[.C26]" office:value-type="float" office:value="180.382510786882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-[.B27]*[.$E$2]+[.$E$3]*[.B27]*[.C27]" office:value-type="float" office:value="60.5183129383639" calcext:value-type="float">
            <text:p>61</text:p>
          </table:table-cell>
          <table:table-cell table:formula="of:=[.C27]-[.$G$2]*[.B27]*[.C27]+[.$G$3]*[.C27]" office:value-type="float" office:value="178.55112424985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-[.B28]*[.$E$2]+[.$E$3]*[.B28]*[.C28]" office:value-type="float" office:value="60.8638861127829" calcext:value-type="float">
            <text:p>61</text:p>
          </table:table-cell>
          <table:table-cell table:formula="of:=[.C28]-[.$G$2]*[.B28]*[.C28]+[.$G$3]*[.C28]" office:value-type="float" office:value="176.673067649502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-[.B29]*[.$E$2]+[.$E$3]*[.B29]*[.C29]" office:value-type="float" office:value="61.1885714231225" calcext:value-type="float">
            <text:p>61</text:p>
          </table:table-cell>
          <table:table-cell table:formula="of:=[.C29]-[.$G$2]*[.B29]*[.C29]+[.$G$3]*[.C29]" office:value-type="float" office:value="174.753711563362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-[.B30]*[.$E$2]+[.$E$3]*[.B30]*[.C30]" office:value-type="float" office:value="61.4915002727189" calcext:value-type="float">
            <text:p>61</text:p>
          </table:table-cell>
          <table:table-cell table:formula="of:=[.C30]-[.$G$2]*[.B30]*[.C30]+[.$G$3]*[.C30]" office:value-type="float" office:value="172.798467180079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-[.B31]*[.$E$2]+[.$E$3]*[.B31]*[.C31]" office:value-type="float" office:value="61.7718826628832" calcext:value-type="float">
            <text:p>62</text:p>
          </table:table-cell>
          <table:table-cell table:formula="of:=[.C31]-[.$G$2]*[.B31]*[.C31]+[.$G$3]*[.C31]" office:value-type="float" office:value="170.812753547354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-[.B32]*[.$E$2]+[.$E$3]*[.B32]*[.C32]" office:value-type="float" office:value="62.0290112568869" calcext:value-type="float">
            <text:p>62</text:p>
          </table:table-cell>
          <table:table-cell table:formula="of:=[.C32]-[.$G$2]*[.B32]*[.C32]+[.$G$3]*[.C32]" office:value-type="float" office:value="168.801965855271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-[.B33]*[.$E$2]+[.$E$3]*[.B33]*[.C33]" office:value-type="float" office:value="62.2622647272245" calcext:value-type="float">
            <text:p>62</text:p>
          </table:table-cell>
          <table:table-cell table:formula="of:=[.C33]-[.$G$2]*[.B33]*[.C33]+[.$G$3]*[.C33]" office:value-type="float" office:value="166.771445107813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-[.B34]*[.$E$2]+[.$E$3]*[.B34]*[.C34]" office:value-type="float" office:value="62.4711103582567" calcext:value-type="float">
            <text:p>62</text:p>
          </table:table-cell>
          <table:table-cell table:formula="of:=[.C34]-[.$G$2]*[.B34]*[.C34]+[.$G$3]*[.C34]" office:value-type="float" office:value="164.726449498959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-[.B35]*[.$E$2]+[.$E$3]*[.B35]*[.C35]" office:value-type="float" office:value="62.6551058886236" calcext:value-type="float">
            <text:p>63</text:p>
          </table:table-cell>
          <table:table-cell table:formula="of:=[.C35]-[.$G$2]*[.B35]*[.C35]+[.$G$3]*[.C35]" office:value-type="float" office:value="162.672127768334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-[.B36]*[.$E$2]+[.$E$3]*[.B36]*[.C36]" office:value-type="float" office:value="62.8139005900555" calcext:value-type="float">
            <text:p>63</text:p>
          </table:table-cell>
          <table:table-cell table:formula="of:=[.C36]-[.$G$2]*[.B36]*[.C36]+[.$G$3]*[.C36]" office:value-type="float" office:value="160.613494766298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-[.B37]*[.$E$2]+[.$E$3]*[.B37]*[.C37]" office:value-type="float" office:value="62.9472355910881" calcext:value-type="float">
            <text:p>63</text:p>
          </table:table-cell>
          <table:table-cell table:formula="of:=[.C37]-[.$G$2]*[.B37]*[.C37]+[.$G$3]*[.C37]" office:value-type="float" office:value="158.555409410941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-[.B38]*[.$E$2]+[.$E$3]*[.B38]*[.C38]" office:value-type="float" office:value="63.0549434654419" calcext:value-type="float">
            <text:p>63</text:p>
          </table:table-cell>
          <table:table-cell table:formula="of:=[.C38]-[.$G$2]*[.B38]*[.C38]+[.$G$3]*[.C38]" office:value-type="float" office:value="156.502555171056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-[.B39]*[.$E$2]+[.$E$3]*[.B39]*[.C39]" office:value-type="float" office:value="63.1369471151802" calcext:value-type="float">
            <text:p>63</text:p>
          </table:table-cell>
          <table:table-cell table:formula="of:=[.C39]-[.$G$2]*[.B39]*[.C39]+[.$G$3]*[.C39]" office:value-type="float" office:value="154.459423161101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-[.B40]*[.$E$2]+[.$E$3]*[.B40]*[.C40]" office:value-type="float" office:value="63.1932579880376" calcext:value-type="float">
            <text:p>63</text:p>
          </table:table-cell>
          <table:table-cell table:formula="of:=[.C40]-[.$G$2]*[.B40]*[.C40]+[.$G$3]*[.C40]" office:value-type="float" office:value="152.43029788759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-[.B41]*[.$E$2]+[.$E$3]*[.B41]*[.C41]" office:value-type="float" office:value="63.2239736763172" calcext:value-type="float">
            <text:p>63</text:p>
          </table:table-cell>
          <table:table-cell table:formula="of:=[.C41]-[.$G$2]*[.B41]*[.C41]+[.$G$3]*[.C41]" office:value-type="float" office:value="150.419245642368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-[.B42]*[.$E$2]+[.$E$3]*[.B42]*[.C42]" office:value-type="float" office:value="63.2292749514086" calcext:value-type="float">
            <text:p>63</text:p>
          </table:table-cell>
          <table:table-cell table:formula="of:=[.C42]-[.$G$2]*[.B42]*[.C42]+[.$G$3]*[.C42]" office:value-type="float" office:value="148.430105497582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-[.B43]*[.$E$2]+[.$E$3]*[.B43]*[.C43]" office:value-type="float" office:value="63.209422293181" calcext:value-type="float">
            <text:p>63</text:p>
          </table:table-cell>
          <table:table-cell table:formula="of:=[.C43]-[.$G$2]*[.B43]*[.C43]+[.$G$3]*[.C43]" office:value-type="float" office:value="146.466482820887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-[.B44]*[.$E$2]+[.$E$3]*[.B44]*[.C44]" office:value-type="float" office:value="63.1647519772701" calcext:value-type="float">
            <text:p>63</text:p>
          </table:table-cell>
          <table:table-cell table:formula="of:=[.C44]-[.$G$2]*[.B44]*[.C44]+[.$G$3]*[.C44]" office:value-type="float" office:value="144.531745197509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-[.B45]*[.$E$2]+[.$E$3]*[.B45]*[.C45]" office:value-type="float" office:value="63.0956717856005" calcext:value-type="float">
            <text:p>63</text:p>
          </table:table-cell>
          <table:table-cell table:formula="of:=[.C45]-[.$G$2]*[.B45]*[.C45]+[.$G$3]*[.C45]" office:value-type="float" office:value="142.629020619142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-[.B46]*[.$E$2]+[.$E$3]*[.B46]*[.C46]" office:value-type="float" office:value="63.0026564064499" calcext:value-type="float">
            <text:p>63</text:p>
          </table:table-cell>
          <table:table-cell table:formula="of:=[.C46]-[.$G$2]*[.B46]*[.C46]+[.$G$3]*[.C46]" office:value-type="float" office:value="140.761197778012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-[.B47]*[.$E$2]+[.$E$3]*[.B47]*[.C47]" office:value-type="float" office:value="62.8862425900501" calcext:value-type="float">
            <text:p>63</text:p>
          </table:table-cell>
          <table:table-cell table:formula="of:=[.C47]-[.$G$2]*[.B47]*[.C47]+[.$G$3]*[.C47]" office:value-type="float" office:value="138.930928287944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-[.B48]*[.$E$2]+[.$E$3]*[.B48]*[.C48]" office:value-type="float" office:value="62.7470241242639" calcext:value-type="float">
            <text:p>63</text:p>
          </table:table-cell>
          <table:table-cell table:formula="of:=[.C48]-[.$G$2]*[.B48]*[.C48]+[.$G$3]*[.C48]" office:value-type="float" office:value="137.140630642765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-[.B49]*[.$E$2]+[.$E$3]*[.B49]*[.C49]" office:value-type="float" office:value="62.5856466924077" calcext:value-type="float">
            <text:p>63</text:p>
          </table:table-cell>
          <table:table-cell table:formula="of:=[.C49]-[.$G$2]*[.B49]*[.C49]+[.$G$3]*[.C49]" office:value-type="float" office:value="135.39249571554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-[.B50]*[.$E$2]+[.$E$3]*[.B50]*[.C50]" office:value-type="float" office:value="62.4028026719667" calcext:value-type="float">
            <text:p>62</text:p>
          </table:table-cell>
          <table:table-cell table:formula="of:=[.C50]-[.$G$2]*[.B50]*[.C50]+[.$G$3]*[.C50]" office:value-type="float" office:value="133.688493599666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-[.B51]*[.$E$2]+[.$E$3]*[.B51]*[.C51]" office:value-type="float" office:value="62.1992259289302" calcext:value-type="float">
            <text:p>62</text:p>
          </table:table-cell>
          <table:table-cell table:formula="of:=[.C51]-[.$G$2]*[.B51]*[.C51]+[.$G$3]*[.C51]" office:value-type="float" office:value="132.030381594037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-[.B52]*[.$E$2]+[.$E$3]*[.B52]*[.C52]" office:value-type="float" office:value="61.9756866579124" calcext:value-type="float">
            <text:p>62</text:p>
          </table:table-cell>
          <table:table-cell table:formula="of:=[.C52]-[.$G$2]*[.B52]*[.C52]+[.$G$3]*[.C52]" office:value-type="float" office:value="130.419713139488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-[.B53]*[.$E$2]+[.$E$3]*[.B53]*[.C53]" office:value-type="float" office:value="61.7329863132845" calcext:value-type="float">
            <text:p>62</text:p>
          </table:table-cell>
          <table:table-cell table:formula="of:=[.C53]-[.$G$2]*[.B53]*[.C53]+[.$G$3]*[.C53]" office:value-type="float" office:value="128.857847520915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-[.B54]*[.$E$2]+[.$E$3]*[.B54]*[.C54]" office:value-type="float" office:value="61.4719526713596" calcext:value-type="float">
            <text:p>61</text:p>
          </table:table-cell>
          <table:table-cell table:formula="of:=[.C54]-[.$G$2]*[.B54]*[.C54]+[.$G$3]*[.C54]" office:value-type="float" office:value="127.345960159593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-[.B55]*[.$E$2]+[.$E$3]*[.B55]*[.C55]" office:value-type="float" office:value="61.1934350583827" calcext:value-type="float">
            <text:p>61</text:p>
          </table:table-cell>
          <table:table-cell table:formula="of:=[.C55]-[.$G$2]*[.B55]*[.C55]+[.$G$3]*[.C55]" office:value-type="float" office:value="125.885053331753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-[.B56]*[.$E$2]+[.$E$3]*[.B56]*[.C56]" office:value-type="float" office:value="60.8982997738067" calcext:value-type="float">
            <text:p>61</text:p>
          </table:table-cell>
          <table:table-cell table:formula="of:=[.C56]-[.$G$2]*[.B56]*[.C56]+[.$G$3]*[.C56]" office:value-type="float" office:value="124.475967162463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-[.B57]*[.$E$2]+[.$E$3]*[.B57]*[.C57]" office:value-type="float" office:value="60.5874257331714" calcext:value-type="float">
            <text:p>61</text:p>
          </table:table-cell>
          <table:table-cell table:formula="of:=[.C57]-[.$G$2]*[.B57]*[.C57]+[.$G$3]*[.C57]" office:value-type="float" office:value="123.119390757692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-[.B58]*[.$E$2]+[.$E$3]*[.B58]*[.C58]" office:value-type="float" office:value="60.2617003499452" calcext:value-type="float">
            <text:p>60</text:p>
          </table:table-cell>
          <table:table-cell table:formula="of:=[.C58]-[.$G$2]*[.B58]*[.C58]+[.$G$3]*[.C58]" office:value-type="float" office:value="121.81587335173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-[.B59]*[.$E$2]+[.$E$3]*[.B59]*[.C59]" office:value-type="float" office:value="59.9220156710046" calcext:value-type="float">
            <text:p>60</text:p>
          </table:table-cell>
          <table:table-cell table:formula="of:=[.C59]-[.$G$2]*[.B59]*[.C59]+[.$G$3]*[.C59]" office:value-type="float" office:value="120.565835361529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-[.B60]*[.$E$2]+[.$E$3]*[.B60]*[.C60]" office:value-type="float" office:value="59.5692647760588" calcext:value-type="float">
            <text:p>60</text:p>
          </table:table-cell>
          <table:table-cell table:formula="of:=[.C60]-[.$G$2]*[.B60]*[.C60]+[.$G$3]*[.C60]" office:value-type="float" office:value="119.369579253684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-[.B61]*[.$E$2]+[.$E$3]*[.B61]*[.C61]" office:value-type="float" office:value="59.2043384473309" calcext:value-type="float">
            <text:p>59</text:p>
          </table:table-cell>
          <table:table-cell table:formula="of:=[.C61]-[.$G$2]*[.B61]*[.C61]+[.$G$3]*[.C61]" office:value-type="float" office:value="118.227300143599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-[.B62]*[.$E$2]+[.$E$3]*[.B62]*[.C62]" office:value-type="float" office:value="58.8281221121941" calcext:value-type="float">
            <text:p>59</text:p>
          </table:table-cell>
          <table:table-cell table:formula="of:=[.C62]-[.$G$2]*[.B62]*[.C62]+[.$G$3]*[.C62]" office:value-type="float" office:value="117.139096059363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-[.B63]*[.$E$2]+[.$E$3]*[.B63]*[.C63]" office:value-type="float" office:value="58.4414930582468" calcext:value-type="float">
            <text:p>58</text:p>
          </table:table-cell>
          <table:table-cell table:formula="of:=[.C63]-[.$G$2]*[.B63]*[.C63]+[.$G$3]*[.C63]" office:value-type="float" office:value="116.104977815239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-[.B64]*[.$E$2]+[.$E$3]*[.B64]*[.C64]" office:value-type="float" office:value="58.0453179175028" calcext:value-type="float">
            <text:p>58</text:p>
          </table:table-cell>
          <table:table-cell table:formula="of:=[.C64]-[.$G$2]*[.B64]*[.C64]+[.$G$3]*[.C64]" office:value-type="float" office:value="115.12487845098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-[.B65]*[.$E$2]+[.$E$3]*[.B65]*[.C65]" office:value-type="float" office:value="57.6404504139579" calcext:value-type="float">
            <text:p>58</text:p>
          </table:table-cell>
          <table:table-cell table:formula="of:=[.C65]-[.$G$2]*[.B65]*[.C65]+[.$G$3]*[.C65]" office:value-type="float" office:value="114.198662203632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-[.B66]*[.$E$2]+[.$E$3]*[.B66]*[.C66]" office:value-type="float" office:value="57.227729366757" calcext:value-type="float">
            <text:p>57</text:p>
          </table:table-cell>
          <table:table-cell table:formula="of:=[.C66]-[.$G$2]*[.B66]*[.C66]+[.$G$3]*[.C66]" office:value-type="float" office:value="113.326132987725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-[.B67]*[.$E$2]+[.$E$3]*[.B67]*[.C67]" office:value-type="float" office:value="56.8079769395148" calcext:value-type="float">
            <text:p>57</text:p>
          </table:table-cell>
          <table:table-cell table:formula="of:=[.C67]-[.$G$2]*[.B67]*[.C67]+[.$G$3]*[.C67]" office:value-type="float" office:value="112.507042368308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-[.B68]*[.$E$2]+[.$E$3]*[.B68]*[.C68]" office:value-type="float" office:value="56.3819971250077" calcext:value-type="float">
            <text:p>56</text:p>
          </table:table-cell>
          <table:table-cell table:formula="of:=[.C68]-[.$G$2]*[.B68]*[.C68]+[.$G$3]*[.C68]" office:value-type="float" office:value="111.74109701833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-[.B69]*[.$E$2]+[.$E$3]*[.B69]*[.C69]" office:value-type="float" office:value="55.950574453424" calcext:value-type="float">
            <text:p>56</text:p>
          </table:table-cell>
          <table:table-cell table:formula="of:=[.C69]-[.$G$2]*[.B69]*[.C69]+[.$G$3]*[.C69]" office:value-type="float" office:value="111.02796565841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-[.B70]*[.$E$2]+[.$E$3]*[.B70]*[.C70]" office:value-type="float" office:value="55.514472911618" calcext:value-type="float">
            <text:p>56</text:p>
          </table:table-cell>
          <table:table-cell table:formula="of:=[.C70]-[.$G$2]*[.B70]*[.C70]+[.$G$3]*[.C70]" office:value-type="float" office:value="110.367285482353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-[.B71]*[.$E$2]+[.$E$3]*[.B71]*[.C71]" office:value-type="float" office:value="55.0744350603172" calcext:value-type="float">
            <text:p>55</text:p>
          </table:table-cell>
          <table:table-cell table:formula="of:=[.C71]-[.$G$2]*[.B71]*[.C71]+[.$G$3]*[.C71]" office:value-type="float" office:value="109.758668076232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-[.B72]*[.$E$2]+[.$E$3]*[.B72]*[.C72]" office:value-type="float" office:value="54.631181335962" calcext:value-type="float">
            <text:p>55</text:p>
          </table:table-cell>
          <table:table-cell table:formula="of:=[.C72]-[.$G$2]*[.B72]*[.C72]+[.$G$3]*[.C72]" office:value-type="float" office:value="109.201704842772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-[.B73]*[.$E$2]+[.$E$3]*[.B73]*[.C73]" office:value-type="float" office:value="54.1854095237755" calcext:value-type="float">
            <text:p>54</text:p>
          </table:table-cell>
          <table:table-cell table:formula="of:=[.C73]-[.$G$2]*[.B73]*[.C73]+[.$G$3]*[.C73]" office:value-type="float" office:value="108.69597194544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-[.B74]*[.$E$2]+[.$E$3]*[.B74]*[.C74]" office:value-type="float" office:value="53.737794388752" calcext:value-type="float">
            <text:p>54</text:p>
          </table:table-cell>
          <table:table-cell table:formula="of:=[.C74]-[.$G$2]*[.B74]*[.C74]+[.$G$3]*[.C74]" office:value-type="float" office:value="108.241034789273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-[.B75]*[.$E$2]+[.$E$3]*[.B75]*[.C75]" office:value-type="float" office:value="53.2889874514758" calcext:value-type="float">
            <text:p>53</text:p>
          </table:table-cell>
          <table:table-cell table:formula="of:=[.C75]-[.$G$2]*[.B75]*[.C75]+[.$G$3]*[.C75]" office:value-type="float" office:value="107.836452056804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-[.B76]*[.$E$2]+[.$E$3]*[.B76]*[.C76]" office:value-type="float" office:value="52.8396168960248" calcext:value-type="float">
            <text:p>53</text:p>
          </table:table-cell>
          <table:table-cell table:formula="of:=[.C76]-[.$G$2]*[.B76]*[.C76]+[.$G$3]*[.C76]" office:value-type="float" office:value="107.48177931917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-[.B77]*[.$E$2]+[.$E$3]*[.B77]*[.C77]" office:value-type="float" office:value="52.3902875976498" calcext:value-type="float">
            <text:p>52</text:p>
          </table:table-cell>
          <table:table-cell table:formula="of:=[.C77]-[.$G$2]*[.B77]*[.C77]+[.$G$3]*[.C77]" office:value-type="float" office:value="107.17657224260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-[.B78]*[.$E$2]+[.$E$3]*[.B78]*[.C78]" office:value-type="float" office:value="51.9415812584244" calcext:value-type="float">
            <text:p>52</text:p>
          </table:table-cell>
          <table:table-cell table:formula="of:=[.C78]-[.$G$2]*[.B78]*[.C78]+[.$G$3]*[.C78]" office:value-type="float" office:value="106.92038941121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-[.B79]*[.$E$2]+[.$E$3]*[.B79]*[.C79]" office:value-type="float" office:value="51.4940566396287" calcext:value-type="float">
            <text:p>51</text:p>
          </table:table-cell>
          <table:table-cell table:formula="of:=[.C79]-[.$G$2]*[.B79]*[.C79]+[.$G$3]*[.C79]" office:value-type="float" office:value="106.712794786994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-[.B80]*[.$E$2]+[.$E$3]*[.B80]*[.C80]" office:value-type="float" office:value="51.0482498802268" calcext:value-type="float">
            <text:p>51</text:p>
          </table:table-cell>
          <table:table-cell table:formula="of:=[.C80]-[.$G$2]*[.B80]*[.C80]+[.$G$3]*[.C80]" office:value-type="float" office:value="106.553359827409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-[.B81]*[.$E$2]+[.$E$3]*[.B81]*[.C81]" office:value-type="float" office:value="50.6046748914294" calcext:value-type="float">
            <text:p>51</text:p>
          </table:table-cell>
          <table:table-cell table:formula="of:=[.C81]-[.$G$2]*[.B81]*[.C81]+[.$G$3]*[.C81]" office:value-type="float" office:value="106.441665280732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-[.B82]*[.$E$2]+[.$E$3]*[.B82]*[.C82]" office:value-type="float" office:value="50.1638238179733" calcext:value-type="float">
            <text:p>50</text:p>
          </table:table-cell>
          <table:table-cell table:formula="of:=[.C82]-[.$G$2]*[.B82]*[.C82]+[.$G$3]*[.C82]" office:value-type="float" office:value="106.377302678335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-[.B83]*[.$E$2]+[.$E$3]*[.B83]*[.C83]" office:value-type="float" office:value="49.7261675573915" calcext:value-type="float">
            <text:p>50</text:p>
          </table:table-cell>
          <table:table-cell table:formula="of:=[.C83]-[.$G$2]*[.B83]*[.C83]+[.$G$3]*[.C83]" office:value-type="float" office:value="106.359875542465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-[.B84]*[.$E$2]+[.$E$3]*[.B84]*[.C84]" office:value-type="float" office:value="49.2921563291914" calcext:value-type="float">
            <text:p>49</text:p>
          </table:table-cell>
          <table:table-cell table:formula="of:=[.C84]-[.$G$2]*[.B84]*[.C84]+[.$G$3]*[.C84]" office:value-type="float" office:value="106.38900032698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-[.B85]*[.$E$2]+[.$E$3]*[.B85]*[.C85]" office:value-type="float" office:value="48.8622202864804" calcext:value-type="float">
            <text:p>49</text:p>
          </table:table-cell>
          <table:table-cell table:formula="of:=[.C85]-[.$G$2]*[.B85]*[.C85]+[.$G$3]*[.C85]" office:value-type="float" office:value="106.464307107505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-[.B86]*[.$E$2]+[.$E$3]*[.B86]*[.C86]" office:value-type="float" office:value="48.4367701631929" calcext:value-type="float">
            <text:p>48</text:p>
          </table:table-cell>
          <table:table-cell table:formula="of:=[.C86]-[.$G$2]*[.B86]*[.C86]+[.$G$3]*[.C86]" office:value-type="float" office:value="106.585440036346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-[.B87]*[.$E$2]+[.$E$3]*[.B87]*[.C87]" office:value-type="float" office:value="48.0161979506538" calcext:value-type="float">
            <text:p>48</text:p>
          </table:table-cell>
          <table:table-cell table:formula="of:=[.C87]-[.$G$2]*[.B87]*[.C87]+[.$G$3]*[.C87]" office:value-type="float" office:value="106.7520575763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-[.B88]*[.$E$2]+[.$E$3]*[.B88]*[.C88]" office:value-type="float" office:value="47.6008775977796" calcext:value-type="float">
            <text:p>48</text:p>
          </table:table-cell>
          <table:table-cell table:formula="of:=[.C88]-[.$G$2]*[.B88]*[.C88]+[.$G$3]*[.C88]" office:value-type="float" office:value="106.963832526972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-[.B89]*[.$E$2]+[.$E$3]*[.B89]*[.C89]" office:value-type="float" office:value="47.1911657297473" calcext:value-type="float">
            <text:p>47</text:p>
          </table:table-cell>
          <table:table-cell table:formula="of:=[.C89]-[.$G$2]*[.B89]*[.C89]+[.$G$3]*[.C89]" office:value-type="float" office:value="107.220451853815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-[.B90]*[.$E$2]+[.$E$3]*[.B90]*[.C90]" office:value-type="float" office:value="46.7874023804652" calcext:value-type="float">
            <text:p>47</text:p>
          </table:table-cell>
          <table:table-cell table:formula="of:=[.C90]-[.$G$2]*[.B90]*[.C90]+[.$G$3]*[.C90]" office:value-type="float" office:value="107.521616333454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-[.B91]*[.$E$2]+[.$E$3]*[.B91]*[.C91]" office:value-type="float" office:value="46.3899117346496" calcext:value-type="float">
            <text:p>46</text:p>
          </table:table-cell>
          <table:table-cell table:formula="of:=[.C91]-[.$G$2]*[.B91]*[.C91]+[.$G$3]*[.C91]" office:value-type="float" office:value="107.867040022135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-[.B92]*[.$E$2]+[.$E$3]*[.B92]*[.C92]" office:value-type="float" office:value="45.999002875751" calcext:value-type="float">
            <text:p>46</text:p>
          </table:table-cell>
          <table:table-cell table:formula="of:=[.C92]-[.$G$2]*[.B92]*[.C92]+[.$G$3]*[.C92]" office:value-type="float" office:value="108.256449557537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-[.B93]*[.$E$2]+[.$E$3]*[.B93]*[.C93]" office:value-type="float" office:value="45.6149705363816" calcext:value-type="float">
            <text:p>46</text:p>
          </table:table-cell>
          <table:table-cell table:formula="of:=[.C93]-[.$G$2]*[.B93]*[.C93]+[.$G$3]*[.C93]" office:value-type="float" office:value="108.689583300898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-[.B94]*[.$E$2]+[.$E$3]*[.B94]*[.C94]" office:value-type="float" office:value="45.2380958482666" calcext:value-type="float">
            <text:p>45</text:p>
          </table:table-cell>
          <table:table-cell table:formula="of:=[.C94]-[.$G$2]*[.B94]*[.C94]+[.$G$3]*[.C94]" office:value-type="float" office:value="109.166190326061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-[.B95]*[.$E$2]+[.$E$3]*[.B95]*[.C95]" office:value-type="float" office:value="44.8686470890907" calcext:value-type="float">
            <text:p>45</text:p>
          </table:table-cell>
          <table:table-cell table:formula="of:=[.C95]-[.$G$2]*[.B95]*[.C95]+[.$G$3]*[.C95]" office:value-type="float" office:value="109.686029261004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-[.B96]*[.$E$2]+[.$E$3]*[.B96]*[.C96]" office:value-type="float" office:value="44.5068804239211" calcext:value-type="float">
            <text:p>45</text:p>
          </table:table-cell>
          <table:table-cell table:formula="of:=[.C96]-[.$G$2]*[.B96]*[.C96]+[.$G$3]*[.C96]" office:value-type="float" office:value="110.248866986538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-[.B97]*[.$E$2]+[.$E$3]*[.B97]*[.C97]" office:value-type="float" office:value="44.153040639172" calcext:value-type="float">
            <text:p>44</text:p>
          </table:table-cell>
          <table:table-cell table:formula="of:=[.C97]-[.$G$2]*[.B97]*[.C97]+[.$G$3]*[.C97]" office:value-type="float" office:value="110.854477196022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-[.B98]*[.$E$2]+[.$E$3]*[.B98]*[.C98]" office:value-type="float" office:value="43.8073618673309" calcext:value-type="float">
            <text:p>44</text:p>
          </table:table-cell>
          <table:table-cell table:formula="of:=[.C98]-[.$G$2]*[.B98]*[.C98]+[.$G$3]*[.C98]" office:value-type="float" office:value="111.502638819153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-[.B99]*[.$E$2]+[.$E$3]*[.B99]*[.C99]" office:value-type="float" office:value="43.4700683008935" calcext:value-type="float">
            <text:p>43</text:p>
          </table:table-cell>
          <table:table-cell table:formula="of:=[.C99]-[.$G$2]*[.B99]*[.C99]+[.$G$3]*[.C99]" office:value-type="float" office:value="112.193134312198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-[.B100]*[.$E$2]+[.$E$3]*[.B100]*[.C100]" office:value-type="float" office:value="43.1413748941552" calcext:value-type="float">
            <text:p>43</text:p>
          </table:table-cell>
          <table:table-cell table:formula="of:=[.C100]-[.$G$2]*[.B100]*[.C100]+[.$G$3]*[.C100]" office:value-type="float" office:value="112.925747816365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-[.B101]*[.$E$2]+[.$E$3]*[.B101]*[.C101]" office:value-type="float" office:value="42.8214880516803" calcext:value-type="float">
            <text:p>43</text:p>
          </table:table-cell>
          <table:table-cell table:formula="of:=[.C101]-[.$G$2]*[.B101]*[.C101]+[.$G$3]*[.C101]" office:value-type="float" office:value="113.700263185435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-[.B102]*[.$E$2]+[.$E$3]*[.B102]*[.C102]" office:value-type="float" office:value="42.5106063024235" calcext:value-type="float">
            <text:p>43</text:p>
          </table:table-cell>
          <table:table-cell table:formula="of:=[.C102]-[.$G$2]*[.B102]*[.C102]+[.$G$3]*[.C102]" office:value-type="float" office:value="114.516461883239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-[.B103]*[.$E$2]+[.$E$3]*[.B103]*[.C103]" office:value-type="float" office:value="42.2089209586038" calcext:value-type="float">
            <text:p>42</text:p>
          </table:table-cell>
          <table:table-cell table:formula="of:=[.C103]-[.$G$2]*[.B103]*[.C103]+[.$G$3]*[.C103]" office:value-type="float" office:value="115.374120751136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-[.B104]*[.$E$2]+[.$E$3]*[.B104]*[.C104]" office:value-type="float" office:value="41.9166167585363" calcext:value-type="float">
            <text:p>42</text:p>
          </table:table-cell>
          <table:table-cell table:formula="of:=[.C104]-[.$G$2]*[.B104]*[.C104]+[.$G$3]*[.C104]" office:value-type="float" office:value="116.27300964524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-[.B105]*[.$E$2]+[.$E$3]*[.B105]*[.C105]" office:value-type="float" office:value="41.6338724927124" calcext:value-type="float">
            <text:p>42</text:p>
          </table:table-cell>
          <table:table-cell table:formula="of:=[.C105]-[.$G$2]*[.B105]*[.C105]+[.$G$3]*[.C105]" office:value-type="float" office:value="117.212888942841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-[.B106]*[.$E$2]+[.$E$3]*[.B106]*[.C106]" office:value-type="float" office:value="41.3608616124808" calcext:value-type="float">
            <text:p>41</text:p>
          </table:table-cell>
          <table:table-cell table:formula="of:=[.C106]-[.$G$2]*[.B106]*[.C106]+[.$G$3]*[.C106]" office:value-type="float" office:value="118.193506917234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-[.B107]*[.$E$2]+[.$E$3]*[.B107]*[.C107]" office:value-type="float" office:value="41.0977528207259" calcext:value-type="float">
            <text:p>41</text:p>
          </table:table-cell>
          <table:table-cell table:formula="of:=[.C107]-[.$G$2]*[.B107]*[.C107]+[.$G$3]*[.C107]" office:value-type="float" office:value="119.214596979998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-[.B108]*[.$E$2]+[.$E$3]*[.B108]*[.C108]" office:value-type="float" office:value="40.8447106439654" calcext:value-type="float">
            <text:p>41</text:p>
          </table:table-cell>
          <table:table-cell table:formula="of:=[.C108]-[.$G$2]*[.B108]*[.C108]+[.$G$3]*[.C108]" office:value-type="float" office:value="120.275874789692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-[.B109]*[.$E$2]+[.$E$3]*[.B109]*[.C109]" office:value-type="float" office:value="40.6018959852934" calcext:value-type="float">
            <text:p>41</text:p>
          </table:table-cell>
          <table:table-cell table:formula="of:=[.C109]-[.$G$2]*[.B109]*[.C109]+[.$G$3]*[.C109]" office:value-type="float" office:value="121.37703522594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-[.B110]*[.$E$2]+[.$E$3]*[.B110]*[.C110]" office:value-type="float" office:value="40.369466657584" calcext:value-type="float">
            <text:p>40</text:p>
          </table:table-cell>
          <table:table-cell table:formula="of:=[.C110]-[.$G$2]*[.B110]*[.C110]+[.$G$3]*[.C110]" office:value-type="float" office:value="122.517749227991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-[.B111]*[.$E$2]+[.$E$3]*[.B111]*[.C111]" office:value-type="float" office:value="40.1475778963408" calcext:value-type="float">
            <text:p>40</text:p>
          </table:table-cell>
          <table:table-cell table:formula="of:=[.C111]-[.$G$2]*[.B111]*[.C111]+[.$G$3]*[.C111]" office:value-type="float" office:value="123.697660496969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-[.B112]*[.$E$2]+[.$E$3]*[.B112]*[.C112]" office:value-type="float" office:value="39.93638285153" calcext:value-type="float">
            <text:p>40</text:p>
          </table:table-cell>
          <table:table-cell table:formula="of:=[.C112]-[.$G$2]*[.B112]*[.C112]+[.$G$3]*[.C112]" office:value-type="float" office:value="124.916382061421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-[.B113]*[.$E$2]+[.$E$3]*[.B113]*[.C113]" office:value-type="float" office:value="39.7360330576707" calcext:value-type="float">
            <text:p>40</text:p>
          </table:table-cell>
          <table:table-cell table:formula="of:=[.C113]-[.$G$2]*[.B113]*[.C113]+[.$G$3]*[.C113]" office:value-type="float" office:value="126.173492706059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-[.B114]*[.$E$2]+[.$E$3]*[.B114]*[.C114]" office:value-type="float" office:value="39.5466788813745" calcext:value-type="float">
            <text:p>40</text:p>
          </table:table-cell>
          <table:table-cell table:formula="of:=[.C114]-[.$G$2]*[.B114]*[.C114]+[.$G$3]*[.C114]" office:value-type="float" office:value="127.468533264192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-[.B115]*[.$E$2]+[.$E$3]*[.B115]*[.C115]" office:value-type="float" office:value="39.368469945429" calcext:value-type="float">
            <text:p>39</text:p>
          </table:table-cell>
          <table:table-cell table:formula="of:=[.C115]-[.$G$2]*[.B115]*[.C115]+[.$G$3]*[.C115]" office:value-type="float" office:value="128.801002774923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-[.B116]*[.$E$2]+[.$E$3]*[.B116]*[.C116]" office:value-type="float" office:value="39.2015555284033" calcext:value-type="float">
            <text:p>39</text:p>
          </table:table-cell>
          <table:table-cell table:formula="of:=[.C116]-[.$G$2]*[.B116]*[.C116]+[.$G$3]*[.C116]" office:value-type="float" office:value="130.170354506983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-[.B117]*[.$E$2]+[.$E$3]*[.B117]*[.C117]" office:value-type="float" office:value="39.0460849386227" calcext:value-type="float">
            <text:p>39</text:p>
          </table:table-cell>
          <table:table-cell table:formula="of:=[.C117]-[.$G$2]*[.B117]*[.C117]+[.$G$3]*[.C117]" office:value-type="float" office:value="131.575991851975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-[.B118]*[.$E$2]+[.$E$3]*[.B118]*[.C118]" office:value-type="float" office:value="38.9022078612111" calcext:value-type="float">
            <text:p>39</text:p>
          </table:table-cell>
          <table:table-cell table:formula="of:=[.C118]-[.$G$2]*[.B118]*[.C118]+[.$G$3]*[.C118]" office:value-type="float" office:value="133.017264090838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-[.B119]*[.$E$2]+[.$E$3]*[.B119]*[.C119]" office:value-type="float" office:value="38.7700746767331" calcext:value-type="float">
            <text:p>39</text:p>
          </table:table-cell>
          <table:table-cell table:formula="of:=[.C119]-[.$G$2]*[.B119]*[.C119]+[.$G$3]*[.C119]" office:value-type="float" office:value="134.493462038589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-[.B120]*[.$E$2]+[.$E$3]*[.B120]*[.C120]" office:value-type="float" office:value="38.6498367497848" calcext:value-type="float">
            <text:p>39</text:p>
          </table:table-cell>
          <table:table-cell table:formula="of:=[.C120]-[.$G$2]*[.B120]*[.C120]+[.$G$3]*[.C120]" office:value-type="float" office:value="136.00381357375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-[.B121]*[.$E$2]+[.$E$3]*[.B121]*[.C121]" office:value-type="float" office:value="38.5416466856859" calcext:value-type="float">
            <text:p>39</text:p>
          </table:table-cell>
          <table:table-cell table:formula="of:=[.C121]-[.$G$2]*[.B121]*[.C121]+[.$G$3]*[.C121]" office:value-type="float" office:value="137.547479060463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-[.B122]*[.$E$2]+[.$E$3]*[.B122]*[.C122]" office:value-type="float" office:value="38.4456585532064" calcext:value-type="float">
            <text:p>38</text:p>
          </table:table-cell>
          <table:table-cell table:formula="of:=[.C122]-[.$G$2]*[.B122]*[.C122]+[.$G$3]*[.C122]" office:value-type="float" office:value="139.123546673031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-[.B123]*[.$E$2]+[.$E$3]*[.B123]*[.C123]" office:value-type="float" office:value="38.3620280710307" calcext:value-type="float">
            <text:p>38</text:p>
          </table:table-cell>
          <table:table-cell table:formula="of:=[.C123]-[.$G$2]*[.B123]*[.C123]+[.$G$3]*[.C123]" office:value-type="float" office:value="140.73102763458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-[.B124]*[.$E$2]+[.$E$3]*[.B124]*[.C124]" office:value-type="float" office:value="38.2909127554163" calcext:value-type="float">
            <text:p>38</text:p>
          </table:table-cell>
          <table:table-cell table:formula="of:=[.C124]-[.$G$2]*[.B124]*[.C124]+[.$G$3]*[.C124]" office:value-type="float" office:value="142.368851383727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-[.B125]*[.$E$2]+[.$E$3]*[.B125]*[.C125]" office:value-type="float" office:value="38.2324720262385" calcext:value-type="float">
            <text:p>38</text:p>
          </table:table-cell>
          <table:table-cell table:formula="of:=[.C125]-[.$G$2]*[.B125]*[.C125]+[.$G$3]*[.C125]" office:value-type="float" office:value="144.03586068549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-[.B126]*[.$E$2]+[.$E$3]*[.B126]*[.C126]" office:value-type="float" office:value="38.1868672683379" calcext:value-type="float">
            <text:p>38</text:p>
          </table:table-cell>
          <table:table-cell table:formula="of:=[.C126]-[.$G$2]*[.B126]*[.C126]+[.$G$3]*[.C126]" office:value-type="float" office:value="145.730806705331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-[.B127]*[.$E$2]+[.$E$3]*[.B127]*[.C127]" office:value-type="float" office:value="38.1542618448007" calcext:value-type="float">
            <text:p>38</text:p>
          </table:table-cell>
          <table:table-cell table:formula="of:=[.C127]-[.$G$2]*[.B127]*[.C127]+[.$G$3]*[.C127]" office:value-type="float" office:value="147.452344068034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-[.B128]*[.$E$2]+[.$E$3]*[.B128]*[.C128]" office:value-type="float" office:value="38.1348210584969" calcext:value-type="float">
            <text:p>38</text:p>
          </table:table-cell>
          <table:table-cell table:formula="of:=[.C128]-[.$G$2]*[.B128]*[.C128]+[.$G$3]*[.C128]" office:value-type="float" office:value="149.199025926234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-[.B129]*[.$E$2]+[.$E$3]*[.B129]*[.C129]" office:value-type="float" office:value="38.1287120579018" calcext:value-type="float">
            <text:p>38</text:p>
          </table:table-cell>
          <table:table-cell table:formula="of:=[.C129]-[.$G$2]*[.B129]*[.C129]+[.$G$3]*[.C129]" office:value-type="float" office:value="150.969299066747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-[.B130]*[.$E$2]+[.$E$3]*[.B130]*[.C130]" office:value-type="float" office:value="38.1361036829046" calcext:value-type="float">
            <text:p>38</text:p>
          </table:table-cell>
          <table:table-cell table:formula="of:=[.C130]-[.$G$2]*[.B130]*[.C130]+[.$G$3]*[.C130]" office:value-type="float" office:value="152.761499086385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-[.B131]*[.$E$2]+[.$E$3]*[.B131]*[.C131]" office:value-type="float" office:value="38.1571662460003" calcext:value-type="float">
            <text:p>38</text:p>
          </table:table-cell>
          <table:table-cell table:formula="of:=[.C131]-[.$G$2]*[.B131]*[.C131]+[.$G$3]*[.C131]" office:value-type="float" office:value="154.57384567279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-[.B132]*[.$E$2]+[.$E$3]*[.B132]*[.C132]" office:value-type="float" office:value="38.1920712439444" calcext:value-type="float">
            <text:p>38</text:p>
          </table:table-cell>
          <table:table-cell table:formula="of:=[.C132]-[.$G$2]*[.B132]*[.C132]+[.$G$3]*[.C132]" office:value-type="float" office:value="156.404438029809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-[.B133]*[.$E$2]+[.$E$3]*[.B133]*[.C133]" office:value-type="float" office:value="38.2409909946467" calcext:value-type="float">
            <text:p>38</text:p>
          </table:table-cell>
          <table:table-cell table:formula="of:=[.C133]-[.$G$2]*[.B133]*[.C133]+[.$G$3]*[.C133]" office:value-type="float" office:value="158.251250491196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-[.B134]*[.$E$2]+[.$E$3]*[.B134]*[.C134]" office:value-type="float" office:value="38.3040981937924" calcext:value-type="float">
            <text:p>38</text:p>
          </table:table-cell>
          <table:table-cell table:formula="of:=[.C134]-[.$G$2]*[.B134]*[.C134]+[.$G$3]*[.C134]" office:value-type="float" office:value="160.11212837083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-[.B135]*[.$E$2]+[.$E$3]*[.B135]*[.C135]" office:value-type="float" office:value="38.3815653854053" calcext:value-type="float">
            <text:p>38</text:p>
          </table:table-cell>
          <table:table-cell table:formula="of:=[.C135]-[.$G$2]*[.B135]*[.C135]+[.$G$3]*[.C135]" office:value-type="float" office:value="161.984784102238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-[.B136]*[.$E$2]+[.$E$3]*[.B136]*[.C136]" office:value-type="float" office:value="38.4735643403353" calcext:value-type="float">
            <text:p>38</text:p>
          </table:table-cell>
          <table:table-cell table:formula="of:=[.C136]-[.$G$2]*[.B136]*[.C136]+[.$G$3]*[.C136]" office:value-type="float" office:value="163.866793724889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-[.B137]*[.$E$2]+[.$E$3]*[.B137]*[.C137]" office:value-type="float" office:value="38.5802653364491" calcext:value-type="float">
            <text:p>39</text:p>
          </table:table-cell>
          <table:table-cell table:formula="of:=[.C137]-[.$G$2]*[.B137]*[.C137]+[.$G$3]*[.C137]" office:value-type="float" office:value="165.755593779515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-[.B138]*[.$E$2]+[.$E$3]*[.B138]*[.C138]" office:value-type="float" office:value="38.7018363341585" calcext:value-type="float">
            <text:p>39</text:p>
          </table:table-cell>
          <table:table-cell table:formula="of:=[.C138]-[.$G$2]*[.B138]*[.C138]+[.$G$3]*[.C138]" office:value-type="float" office:value="167.648478679476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-[.B139]*[.$E$2]+[.$E$3]*[.B139]*[.C139]" office:value-type="float" office:value="38.8384420408385" calcext:value-type="float">
            <text:p>39</text:p>
          </table:table-cell>
          <table:table-cell table:formula="of:=[.C139]-[.$G$2]*[.B139]*[.C139]+[.$G$3]*[.C139]" office:value-type="float" office:value="169.542598629926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-[.B140]*[.$E$2]+[.$E$3]*[.B140]*[.C140]" office:value-type="float" office:value="38.9902428576816" calcext:value-type="float">
            <text:p>39</text:p>
          </table:table-cell>
          <table:table-cell table:formula="of:=[.C140]-[.$G$2]*[.B140]*[.C140]+[.$G$3]*[.C140]" office:value-type="float" office:value="171.43495817108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-[.B141]*[.$E$2]+[.$E$3]*[.B141]*[.C141]" office:value-type="float" office:value="39.1573937026285" calcext:value-type="float">
            <text:p>39</text:p>
          </table:table-cell>
          <table:table-cell table:formula="of:=[.C141]-[.$G$2]*[.B141]*[.C141]+[.$G$3]*[.C141]" office:value-type="float" office:value="173.322415426248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-[.B142]*[.$E$2]+[.$E$3]*[.B142]*[.C142]" office:value-type="float" office:value="39.3400427032169" calcext:value-type="float">
            <text:p>39</text:p>
          </table:table-cell>
          <table:table-cell table:formula="of:=[.C142]-[.$G$2]*[.B142]*[.C142]+[.$G$3]*[.C142]" office:value-type="float" office:value="175.201682139224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-[.B143]*[.$E$2]+[.$E$3]*[.B143]*[.C143]" office:value-type="float" office:value="39.5383297535269" calcext:value-type="float">
            <text:p>40</text:p>
          </table:table-cell>
          <table:table-cell table:formula="of:=[.C143]-[.$G$2]*[.B143]*[.C143]+[.$G$3]*[.C143]" office:value-type="float" office:value="177.069324589153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-[.B144]*[.$E$2]+[.$E$3]*[.B144]*[.C144]" office:value-type="float" office:value="39.7523849298892" calcext:value-type="float">
            <text:p>40</text:p>
          </table:table-cell>
          <table:table-cell table:formula="of:=[.C144]-[.$G$2]*[.B144]*[.C144]+[.$G$3]*[.C144]" office:value-type="float" office:value="178.921765473771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-[.B145]*[.$E$2]+[.$E$3]*[.B145]*[.C145]" office:value-type="float" office:value="39.9823267606822" calcext:value-type="float">
            <text:p>40</text:p>
          </table:table-cell>
          <table:table-cell table:formula="of:=[.C145]-[.$G$2]*[.B145]*[.C145]+[.$G$3]*[.C145]" office:value-type="float" office:value="180.7552868540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-[.B146]*[.$E$2]+[.$E$3]*[.B146]*[.C146]" office:value-type="float" office:value="40.2282603464053" calcext:value-type="float">
            <text:p>40</text:p>
          </table:table-cell>
          <table:table-cell table:formula="of:=[.C146]-[.$G$2]*[.B146]*[.C146]+[.$G$3]*[.C146]" office:value-type="float" office:value="182.56603425399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-[.B147]*[.$E$2]+[.$E$3]*[.B147]*[.C147]" office:value-type="float" office:value="40.4902753272893" calcext:value-type="float">
            <text:p>40</text:p>
          </table:table-cell>
          <table:table-cell table:formula="of:=[.C147]-[.$G$2]*[.B147]*[.C147]+[.$G$3]*[.C147]" office:value-type="float" office:value="184.350022010312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-[.B148]*[.$E$2]+[.$E$3]*[.B148]*[.C148]" office:value-type="float" office:value="40.7684436970285" calcext:value-type="float">
            <text:p>41</text:p>
          </table:table-cell>
          <table:table-cell table:formula="of:=[.C148]-[.$G$2]*[.B148]*[.C148]+[.$G$3]*[.C148]" office:value-type="float" office:value="186.103139963039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-[.B149]*[.$E$2]+[.$E$3]*[.B149]*[.C149]" office:value-type="float" office:value="41.0628174628023" calcext:value-type="float">
            <text:p>41</text:p>
          </table:table-cell>
          <table:table-cell table:formula="of:=[.C149]-[.$G$2]*[.B149]*[.C149]+[.$G$3]*[.C149]" office:value-type="float" office:value="187.821161577767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-[.B150]*[.$E$2]+[.$E$3]*[.B150]*[.C150]" office:value-type="float" office:value="41.3734261536221" calcext:value-type="float">
            <text:p>41</text:p>
          </table:table-cell>
          <table:table-cell table:formula="of:=[.C150]-[.$G$2]*[.B150]*[.C150]+[.$G$3]*[.C150]" office:value-type="float" office:value="189.499753583136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-[.B151]*[.$E$2]+[.$E$3]*[.B151]*[.C151]" office:value-type="float" office:value="41.7002741812137" calcext:value-type="float">
            <text:p>42</text:p>
          </table:table-cell>
          <table:table-cell table:formula="of:=[.C151]-[.$G$2]*[.B151]*[.C151]+[.$G$3]*[.C151]" office:value-type="float" office:value="191.1344872012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-[.B152]*[.$E$2]+[.$E$3]*[.B152]*[.C152]" office:value-type="float" office:value="42.0433380601332" calcext:value-type="float">
            <text:p>42</text:p>
          </table:table-cell>
          <table:table-cell table:formula="of:=[.C152]-[.$G$2]*[.B152]*[.C152]+[.$G$3]*[.C152]" office:value-type="float" office:value="192.720851039577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-[.B153]*[.$E$2]+[.$E$3]*[.B153]*[.C153]" office:value-type="float" office:value="42.4025634966279" calcext:value-type="float">
            <text:p>42</text:p>
          </table:table-cell>
          <table:table-cell table:formula="of:=[.C153]-[.$G$2]*[.B153]*[.C153]+[.$G$3]*[.C153]" office:value-type="float" office:value="194.254265700062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-[.B154]*[.$E$2]+[.$E$3]*[.B154]*[.C154]" office:value-type="float" office:value="42.7778623588966" calcext:value-type="float">
            <text:p>43</text:p>
          </table:table-cell>
          <table:table-cell table:formula="of:=[.C154]-[.$G$2]*[.B154]*[.C154]+[.$G$3]*[.C154]" office:value-type="float" office:value="195.730100149227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-[.B155]*[.$E$2]+[.$E$3]*[.B155]*[.C155]" office:value-type="float" office:value="43.169109544865" calcext:value-type="float">
            <text:p>43</text:p>
          </table:table-cell>
          <table:table-cell table:formula="of:=[.C155]-[.$G$2]*[.B155]*[.C155]+[.$G$3]*[.C155]" office:value-type="float" office:value="197.143689873012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-[.B156]*[.$E$2]+[.$E$3]*[.B156]*[.C156]" office:value-type="float" office:value="43.5761397673605" calcext:value-type="float">
            <text:p>44</text:p>
          </table:table-cell>
          <table:table-cell table:formula="of:=[.C156]-[.$G$2]*[.B156]*[.C156]+[.$G$3]*[.C156]" office:value-type="float" office:value="198.490356822456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-[.B157]*[.$E$2]+[.$E$3]*[.B157]*[.C157]" office:value-type="float" office:value="43.9987442806134" calcext:value-type="float">
            <text:p>44</text:p>
          </table:table-cell>
          <table:table-cell table:formula="of:=[.C157]-[.$G$2]*[.B157]*[.C157]+[.$G$3]*[.C157]" office:value-type="float" office:value="199.76543113221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-[.B158]*[.$E$2]+[.$E$3]*[.B158]*[.C158]" office:value-type="float" office:value="44.4366675762935" calcext:value-type="float">
            <text:p>44</text:p>
          </table:table-cell>
          <table:table-cell table:formula="of:=[.C158]-[.$G$2]*[.B158]*[.C158]+[.$G$3]*[.C158]" office:value-type="float" office:value="200.964274568328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-[.B159]*[.$E$2]+[.$E$3]*[.B159]*[.C159]" office:value-type="float" office:value="44.8896040817454" calcext:value-type="float">
            <text:p>45</text:p>
          </table:table-cell>
          <table:table-cell table:formula="of:=[.C159]-[.$G$2]*[.B159]*[.C159]+[.$G$3]*[.C159]" office:value-type="float" office:value="202.08230563304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-[.B160]*[.$E$2]+[.$E$3]*[.B160]*[.C160]" office:value-type="float" office:value="45.3571948976518" calcext:value-type="float">
            <text:p>45</text:p>
          </table:table-cell>
          <table:table-cell table:formula="of:=[.C160]-[.$G$2]*[.B160]*[.C160]+[.$G$3]*[.C160]" office:value-type="float" office:value="203.115026222899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-[.B161]*[.$E$2]+[.$E$3]*[.B161]*[.C161]" office:value-type="float" office:value="45.8390246169289" calcext:value-type="float">
            <text:p>46</text:p>
          </table:table-cell>
          <table:table-cell table:formula="of:=[.C161]-[.$G$2]*[.B161]*[.C161]+[.$G$3]*[.C161]" office:value-type="float" office:value="204.05804970301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-[.B162]*[.$E$2]+[.$E$3]*[.B162]*[.C162]" office:value-type="float" office:value="46.3346182711448" calcext:value-type="float">
            <text:p>46</text:p>
          </table:table-cell>
          <table:table-cell table:formula="of:=[.C162]-[.$G$2]*[.B162]*[.C162]+[.$G$3]*[.C162]" office:value-type="float" office:value="204.907130224542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-[.B163]*[.$E$2]+[.$E$3]*[.B163]*[.C163]" office:value-type="float" office:value="46.8434384550085" calcext:value-type="float">
            <text:p>47</text:p>
          </table:table-cell>
          <table:table-cell table:formula="of:=[.C163]-[.$G$2]*[.B163]*[.C163]+[.$G$3]*[.C163]" office:value-type="float" office:value="205.658193075779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-[.B164]*[.$E$2]+[.$E$3]*[.B164]*[.C164]" office:value-type="float" office:value="47.3648826833809" calcext:value-type="float">
            <text:p>47</text:p>
          </table:table-cell>
          <table:table-cell table:formula="of:=[.C164]-[.$G$2]*[.B164]*[.C164]+[.$G$3]*[.C164]" office:value-type="float" office:value="206.307365819455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-[.B165]*[.$E$2]+[.$E$3]*[.B165]*[.C165]" office:value-type="float" office:value="47.8982810386307" calcext:value-type="float">
            <text:p>48</text:p>
          </table:table-cell>
          <table:table-cell table:formula="of:=[.C165]-[.$G$2]*[.B165]*[.C165]+[.$G$3]*[.C165]" office:value-type="float" office:value="206.851009931671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-[.B166]*[.$E$2]+[.$E$3]*[.B166]*[.C166]" office:value-type="float" office:value="48.4428941688381" calcext:value-type="float">
            <text:p>48</text:p>
          </table:table-cell>
          <table:table-cell table:formula="of:=[.C166]-[.$G$2]*[.B166]*[.C166]+[.$G$3]*[.C166]" office:value-type="float" office:value="207.285752621423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-[.B167]*[.$E$2]+[.$E$3]*[.B167]*[.C167]" office:value-type="float" office:value="48.9979116991625" calcext:value-type="float">
            <text:p>49</text:p>
          </table:table-cell>
          <table:table-cell table:formula="of:=[.C167]-[.$G$2]*[.B167]*[.C167]+[.$G$3]*[.C167]" office:value-type="float" office:value="207.608518475547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-[.B168]*[.$E$2]+[.$E$3]*[.B168]*[.C168]" office:value-type="float" office:value="49.5624511194393" calcext:value-type="float">
            <text:p>50</text:p>
          </table:table-cell>
          <table:table-cell table:formula="of:=[.C168]-[.$G$2]*[.B168]*[.C168]+[.$G$3]*[.C168]" office:value-type="float" office:value="207.816560543065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-[.B169]*[.$E$2]+[.$E$3]*[.B169]*[.C169]" office:value-type="float" office:value="50.1355572106013" calcext:value-type="float">
            <text:p>50</text:p>
          </table:table-cell>
          <table:table-cell table:formula="of:=[.C169]-[.$G$2]*[.B169]*[.C169]+[.$G$3]*[.C169]" office:value-type="float" office:value="207.907490446493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-[.B170]*[.$E$2]+[.$E$3]*[.B170]*[.C170]" office:value-type="float" office:value="50.7162020706418" calcext:value-type="float">
            <text:p>51</text:p>
          </table:table-cell>
          <table:table-cell table:formula="of:=[.C170]-[.$G$2]*[.B170]*[.C170]+[.$G$3]*[.C170]" office:value-type="float" office:value="207.879307087025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-[.B171]*[.$E$2]+[.$E$3]*[.B171]*[.C171]" office:value-type="float" office:value="51.3032857974287" calcext:value-type="float">
            <text:p>51</text:p>
          </table:table-cell>
          <table:table-cell table:formula="of:=[.C171]-[.$G$2]*[.B171]*[.C171]+[.$G$3]*[.C171]" office:value-type="float" office:value="207.730423496846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-[.B172]*[.$E$2]+[.$E$3]*[.B172]*[.C172]" office:value-type="float" office:value="51.8956378806017" calcext:value-type="float">
            <text:p>52</text:p>
          </table:table-cell>
          <table:table-cell table:formula="of:=[.C172]-[.$G$2]*[.B172]*[.C172]+[.$G$3]*[.C172]" office:value-type="float" office:value="207.459691386208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-[.B173]*[.$E$2]+[.$E$3]*[.B173]*[.C173]" office:value-type="float" office:value="52.4920193479837" calcext:value-type="float">
            <text:p>52</text:p>
          </table:table-cell>
          <table:table-cell table:formula="of:=[.C173]-[.$G$2]*[.B173]*[.C173]+[.$G$3]*[.C173]" office:value-type="float" office:value="207.066422936519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-[.B174]*[.$E$2]+[.$E$3]*[.B174]*[.C174]" office:value-type="float" office:value="53.0911257033645" calcext:value-type="float">
            <text:p>53</text:p>
          </table:table-cell>
          <table:table-cell table:formula="of:=[.C174]-[.$G$2]*[.B174]*[.C174]+[.$G$3]*[.C174]" office:value-type="float" office:value="206.550409404243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-[.B175]*[.$E$2]+[.$E$3]*[.B175]*[.C175]" office:value-type="float" office:value="53.691590682216" calcext:value-type="float">
            <text:p>54</text:p>
          </table:table-cell>
          <table:table-cell table:formula="of:=[.C175]-[.$G$2]*[.B175]*[.C175]+[.$G$3]*[.C175]" office:value-type="float" office:value="205.911936124693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-[.B176]*[.$E$2]+[.$E$3]*[.B176]*[.C176]" office:value-type="float" office:value="54.2919908399474" calcext:value-type="float">
            <text:p>54</text:p>
          </table:table-cell>
          <table:table-cell table:formula="of:=[.C176]-[.$G$2]*[.B176]*[.C176]+[.$G$3]*[.C176]" office:value-type="float" office:value="205.151793539938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-[.B177]*[.$E$2]+[.$E$3]*[.B177]*[.C177]" office:value-type="float" office:value="54.8908509738828" calcext:value-type="float">
            <text:p>55</text:p>
          </table:table-cell>
          <table:table-cell table:formula="of:=[.C177]-[.$G$2]*[.B177]*[.C177]+[.$G$3]*[.C177]" office:value-type="float" office:value="204.271283921266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-[.B178]*[.$E$2]+[.$E$3]*[.B178]*[.C178]" office:value-type="float" office:value="55.4866503654595" calcext:value-type="float">
            <text:p>55</text:p>
          </table:table-cell>
          <table:table-cell table:formula="of:=[.C178]-[.$G$2]*[.B178]*[.C178]+[.$G$3]*[.C178]" office:value-type="float" office:value="203.27222351336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-[.B179]*[.$E$2]+[.$E$3]*[.B179]*[.C179]" office:value-type="float" office:value="56.0778298135148" calcext:value-type="float">
            <text:p>56</text:p>
          </table:table-cell>
          <table:table-cell table:formula="of:=[.C179]-[.$G$2]*[.B179]*[.C179]+[.$G$3]*[.C179]" office:value-type="float" office:value="202.156939893936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-[.B180]*[.$E$2]+[.$E$3]*[.B180]*[.C180]" office:value-type="float" office:value="56.662799413308" calcext:value-type="float">
            <text:p>57</text:p>
          </table:table-cell>
          <table:table-cell table:formula="of:=[.C180]-[.$G$2]*[.B180]*[.C180]+[.$G$3]*[.C180]" office:value-type="float" office:value="200.92826441764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-[.B181]*[.$E$2]+[.$E$3]*[.B181]*[.C181]" office:value-type="float" office:value="57.2399470195409" calcext:value-type="float">
            <text:p>57</text:p>
          </table:table-cell>
          <table:table-cell table:formula="of:=[.C181]-[.$G$2]*[.B181]*[.C181]+[.$G$3]*[.C181]" office:value-type="float" office:value="199.589519695361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-[.B182]*[.$E$2]+[.$E$3]*[.B182]*[.C182]" office:value-type="float" office:value="57.8076473155583" calcext:value-type="float">
            <text:p>58</text:p>
          </table:table-cell>
          <table:table-cell table:formula="of:=[.C182]-[.$G$2]*[.B182]*[.C182]+[.$G$3]*[.C182]" office:value-type="float" office:value="198.144502147111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-[.B183]*[.$E$2]+[.$E$3]*[.B183]*[.C183]" office:value-type="float" office:value="58.364271395619" calcext:value-type="float">
            <text:p>58</text:p>
          </table:table-cell>
          <table:table-cell table:formula="of:=[.C183]-[.$G$2]*[.B183]*[.C183]+[.$G$3]*[.C183]" office:value-type="float" office:value="196.597459756829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-[.B184]*[.$E$2]+[.$E$3]*[.B184]*[.C184]" office:value-type="float" office:value="58.9081967531378" calcext:value-type="float">
            <text:p>59</text:p>
          </table:table-cell>
          <table:table-cell table:formula="of:=[.C184]-[.$G$2]*[.B184]*[.C184]+[.$G$3]*[.C184]" office:value-type="float" office:value="194.953065247734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-[.B185]*[.$E$2]+[.$E$3]*[.B185]*[.C185]" office:value-type="float" office:value="59.4378175555918" calcext:value-type="float">
            <text:p>59</text:p>
          </table:table-cell>
          <table:table-cell table:formula="of:=[.C185]-[.$G$2]*[.B185]*[.C185]+[.$G$3]*[.C185]" office:value-type="float" office:value="193.21638498488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-[.B186]*[.$E$2]+[.$E$3]*[.B186]*[.C186]" office:value-type="float" office:value="59.9515550768205" calcext:value-type="float">
            <text:p>60</text:p>
          </table:table-cell>
          <table:table-cell table:formula="of:=[.C186]-[.$G$2]*[.B186]*[.C186]+[.$G$3]*[.C186]" office:value-type="float" office:value="191.392843994642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-[.B187]*[.$E$2]+[.$E$3]*[.B187]*[.C187]" office:value-type="float" office:value="60.4478681501267" calcext:value-type="float">
            <text:p>60</text:p>
          </table:table-cell>
          <table:table-cell table:formula="of:=[.C187]-[.$G$2]*[.B187]*[.C187]+[.$G$3]*[.C187]" office:value-type="float" office:value="189.48818756632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-[.B188]*[.$E$2]+[.$E$3]*[.B188]*[.C188]" office:value-type="float" office:value="60.925263501226" calcext:value-type="float">
            <text:p>61</text:p>
          </table:table-cell>
          <table:table-cell table:formula="of:=[.C188]-[.$G$2]*[.B188]*[.C188]+[.$G$3]*[.C188]" office:value-type="float" office:value="187.50843996662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-[.B189]*[.$E$2]+[.$E$3]*[.B189]*[.C189]" office:value-type="float" office:value="61.3823058189233" calcext:value-type="float">
            <text:p>61</text:p>
          </table:table-cell>
          <table:table-cell table:formula="of:=[.C189]-[.$G$2]*[.B189]*[.C189]+[.$G$3]*[.C189]" office:value-type="float" office:value="185.459860851281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-[.B190]*[.$E$2]+[.$E$3]*[.B190]*[.C190]" office:value-type="float" office:value="61.8176274235372" calcext:value-type="float">
            <text:p>62</text:p>
          </table:table-cell>
          <table:table-cell table:formula="of:=[.C190]-[.$G$2]*[.B190]*[.C190]+[.$G$3]*[.C190]" office:value-type="float" office:value="183.348899997937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-[.B191]*[.$E$2]+[.$E$3]*[.B191]*[.C191]" office:value-type="float" office:value="62.2299373985487" calcext:value-type="float">
            <text:p>62</text:p>
          </table:table-cell>
          <table:table-cell table:formula="of:=[.C191]-[.$G$2]*[.B191]*[.C191]+[.$G$3]*[.C191]" office:value-type="float" office:value="181.182151009246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-[.B192]*[.$E$2]+[.$E$3]*[.B192]*[.C192]" office:value-type="float" office:value="62.6180300596002" calcext:value-type="float">
            <text:p>63</text:p>
          </table:table-cell>
          <table:table-cell table:formula="of:=[.C192]-[.$G$2]*[.B192]*[.C192]+[.$G$3]*[.C192]" office:value-type="float" office:value="178.966304644668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-[.B193]*[.$E$2]+[.$E$3]*[.B193]*[.C193]" office:value-type="float" office:value="62.9807926465912" calcext:value-type="float">
            <text:p>63</text:p>
          </table:table-cell>
          <table:table-cell table:formula="of:=[.C193]-[.$G$2]*[.B193]*[.C193]+[.$G$3]*[.C193]" office:value-type="float" office:value="176.708102433006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-[.B194]*[.$E$2]+[.$E$3]*[.B194]*[.C194]" office:value-type="float" office:value="63.3172121388547" calcext:value-type="float">
            <text:p>63</text:p>
          </table:table-cell>
          <table:table-cell table:formula="of:=[.C194]-[.$G$2]*[.B194]*[.C194]+[.$G$3]*[.C194]" office:value-type="float" office:value="174.414291196351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-[.B195]*[.$E$2]+[.$E$3]*[.B195]*[.C195]" office:value-type="float" office:value="63.6263811098345" calcext:value-type="float">
            <text:p>64</text:p>
          </table:table-cell>
          <table:table-cell table:formula="of:=[.C195]-[.$G$2]*[.B195]*[.C195]+[.$G$3]*[.C195]" office:value-type="float" office:value="172.091579080441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-[.B196]*[.$E$2]+[.$E$3]*[.B196]*[.C196]" office:value-type="float" office:value="63.9075025558125" calcext:value-type="float">
            <text:p>64</text:p>
          </table:table-cell>
          <table:table-cell table:formula="of:=[.C196]-[.$G$2]*[.B196]*[.C196]+[.$G$3]*[.C196]" office:value-type="float" office:value="169.746593638098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-[.B197]*[.$E$2]+[.$E$3]*[.B197]*[.C197]" office:value-type="float" office:value="64.1598936524916" calcext:value-type="float">
            <text:p>64</text:p>
          </table:table-cell>
          <table:table-cell table:formula="of:=[.C197]-[.$G$2]*[.B197]*[.C197]+[.$G$3]*[.C197]" office:value-type="float" office:value="167.385842453236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-[.B198]*[.$E$2]+[.$E$3]*[.B198]*[.C198]" office:value-type="float" office:value="64.3829884130633" calcext:value-type="float">
            <text:p>64</text:p>
          </table:table-cell>
          <table:table-cell table:formula="of:=[.C198]-[.$G$2]*[.B198]*[.C198]+[.$G$3]*[.C198]" office:value-type="float" office:value="165.015676725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-[.B199]*[.$E$2]+[.$E$3]*[.B199]*[.C199]" office:value-type="float" office:value="64.5763392411854" calcext:value-type="float">
            <text:p>65</text:p>
          </table:table-cell>
          <table:table-cell table:formula="of:=[.C199]-[.$G$2]*[.B199]*[.C199]+[.$G$3]*[.C199]" office:value-type="float" office:value="162.64225815885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-[.B200]*[.$E$2]+[.$E$3]*[.B200]*[.C200]" office:value-type="float" office:value="64.7396173915136" calcext:value-type="float">
            <text:p>65</text:p>
          </table:table-cell>
          <table:table-cell table:formula="of:=[.C200]-[.$G$2]*[.B200]*[.C200]+[.$G$3]*[.C200]" office:value-type="float" office:value="160.271529428977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-[.B201]*[.$E$2]+[.$E$3]*[.B201]*[.C201]" office:value-type="float" office:value="64.8726123685651" calcext:value-type="float">
            <text:p>65</text:p>
          </table:table-cell>
          <table:table-cell table:formula="of:=[.C201]-[.$G$2]*[.B201]*[.C201]+[.$G$3]*[.C201]" office:value-type="float" office:value="157.909188406441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-[.B202]*[.$E$2]+[.$E$3]*[.B202]*[.C202]" office:value-type="float" office:value="64.9752303112933" calcext:value-type="float">
            <text:p>65</text:p>
          </table:table-cell>
          <table:table-cell table:formula="of:=[.C202]-[.$G$2]*[.B202]*[.C202]+[.$G$3]*[.C202]" office:value-type="float" office:value="155.560666257838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-[.B203]*[.$E$2]+[.$E$3]*[.B203]*[.C203]" office:value-type="float" office:value="65.0474914254508" calcext:value-type="float">
            <text:p>65</text:p>
          </table:table-cell>
          <table:table-cell table:formula="of:=[.C203]-[.$G$2]*[.B203]*[.C203]+[.$G$3]*[.C203]" office:value-type="float" office:value="153.231109453248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-[.B204]*[.$E$2]+[.$E$3]*[.B204]*[.C204]" office:value-type="float" office:value="65.0895265383417" calcext:value-type="float">
            <text:p>65</text:p>
          </table:table-cell>
          <table:table-cell table:formula="of:=[.C204]-[.$G$2]*[.B204]*[.C204]+[.$G$3]*[.C204]" office:value-type="float" office:value="150.925365647638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-[.B205]*[.$E$2]+[.$E$3]*[.B205]*[.C205]" office:value-type="float" office:value="65.1015728607177" calcext:value-type="float">
            <text:p>65</text:p>
          </table:table-cell>
          <table:table-cell table:formula="of:=[.C205]-[.$G$2]*[.B205]*[.C205]+[.$G$3]*[.C205]" office:value-type="float" office:value="148.64797333738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-[.B206]*[.$E$2]+[.$E$3]*[.B206]*[.C206]" office:value-type="float" office:value="65.0839690482605" calcext:value-type="float">
            <text:p>65</text:p>
          </table:table-cell>
          <table:table-cell table:formula="of:=[.C206]-[.$G$2]*[.B206]*[.C206]+[.$G$3]*[.C206]" office:value-type="float" office:value="146.403155137437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-[.B207]*[.$E$2]+[.$E$3]*[.B207]*[.C207]" office:value-type="float" office:value="65.0371496603192" calcext:value-type="float">
            <text:p>65</text:p>
          </table:table-cell>
          <table:table-cell table:formula="of:=[.C207]-[.$G$2]*[.B207]*[.C207]+[.$G$3]*[.C207]" office:value-type="float" office:value="144.194814476776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-[.B208]*[.$E$2]+[.$E$3]*[.B208]*[.C208]" office:value-type="float" office:value="64.9616391163833" calcext:value-type="float">
            <text:p>65</text:p>
          </table:table-cell>
          <table:table-cell table:formula="of:=[.C208]-[.$G$2]*[.B208]*[.C208]+[.$G$3]*[.C208]" office:value-type="float" office:value="142.026535471247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-[.B209]*[.$E$2]+[.$E$3]*[.B209]*[.C209]" office:value-type="float" office:value="64.8580452513384" calcext:value-type="float">
            <text:p>65</text:p>
          </table:table-cell>
          <table:table-cell table:formula="of:=[.C209]-[.$G$2]*[.B209]*[.C209]+[.$G$3]*[.C209]" office:value-type="float" office:value="139.901585702576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-[.B210]*[.$E$2]+[.$E$3]*[.B210]*[.C210]" office:value-type="float" office:value="64.7270525690446" calcext:value-type="float">
            <text:p>65</text:p>
          </table:table-cell>
          <table:table-cell table:formula="of:=[.C210]-[.$G$2]*[.B210]*[.C210]+[.$G$3]*[.C210]" office:value-type="float" office:value="137.822921611473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-[.B211]*[.$E$2]+[.$E$3]*[.B211]*[.C211]" office:value-type="float" office:value="64.5694152904463" calcext:value-type="float">
            <text:p>65</text:p>
          </table:table-cell>
          <table:table-cell table:formula="of:=[.C211]-[.$G$2]*[.B211]*[.C211]+[.$G$3]*[.C211]" office:value-type="float" office:value="135.793196199681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-[.B212]*[.$E$2]+[.$E$3]*[.B212]*[.C212]" office:value-type="float" office:value="64.3859502875398" calcext:value-type="float">
            <text:p>64</text:p>
          </table:table-cell>
          <table:table-cell table:formula="of:=[.C212]-[.$G$2]*[.B212]*[.C212]+[.$G$3]*[.C212]" office:value-type="float" office:value="133.814768730631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-[.B213]*[.$E$2]+[.$E$3]*[.B213]*[.C213]" office:value-type="float" office:value="64.1775299883594" calcext:value-type="float">
            <text:p>64</text:p>
          </table:table-cell>
          <table:table-cell table:formula="of:=[.C213]-[.$G$2]*[.B213]*[.C213]+[.$G$3]*[.C213]" office:value-type="float" office:value="131.889716119934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-[.B214]*[.$E$2]+[.$E$3]*[.B214]*[.C214]" office:value-type="float" office:value="63.9450753309973" calcext:value-type="float">
            <text:p>64</text:p>
          </table:table-cell>
          <table:table-cell table:formula="of:=[.C214]-[.$G$2]*[.B214]*[.C214]+[.$G$3]*[.C214]" office:value-type="float" office:value="130.019845714487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-[.B215]*[.$E$2]+[.$E$3]*[.B215]*[.C215]" office:value-type="float" office:value="63.6895488368148" calcext:value-type="float">
            <text:p>64</text:p>
          </table:table-cell>
          <table:table-cell table:formula="of:=[.C215]-[.$G$2]*[.B215]*[.C215]+[.$G$3]*[.C215]" office:value-type="float" office:value="128.206709171474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-[.B216]*[.$E$2]+[.$E$3]*[.B216]*[.C216]" office:value-type="float" office:value="63.4119478647072" calcext:value-type="float">
            <text:p>63</text:p>
          </table:table-cell>
          <table:table-cell table:formula="of:=[.C216]-[.$G$2]*[.B216]*[.C216]+[.$G$3]*[.C216]" office:value-type="float" office:value="126.451617165064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-[.B217]*[.$E$2]+[.$E$3]*[.B217]*[.C217]" office:value-type="float" office:value="63.1132980997817" calcext:value-type="float">
            <text:p>63</text:p>
          </table:table-cell>
          <table:table-cell table:formula="of:=[.C217]-[.$G$2]*[.B217]*[.C217]+[.$G$3]*[.C217]" office:value-type="float" office:value="124.755654668238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-[.B218]*[.$E$2]+[.$E$3]*[.B218]*[.C218]" office:value-type="float" office:value="62.7946473213303" calcext:value-type="float">
            <text:p>63</text:p>
          </table:table-cell>
          <table:table-cell table:formula="of:=[.C218]-[.$G$2]*[.B218]*[.C218]+[.$G$3]*[.C218]" office:value-type="float" office:value="123.11969657894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-[.B219]*[.$E$2]+[.$E$3]*[.B219]*[.C219]" office:value-type="float" office:value="62.4570594866871" calcext:value-type="float">
            <text:p>62</text:p>
          </table:table-cell>
          <table:table-cell table:formula="of:=[.C219]-[.$G$2]*[.B219]*[.C219]+[.$G$3]*[.C219]" office:value-type="float" office:value="121.544423482903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-[.B220]*[.$E$2]+[.$E$3]*[.B220]*[.C220]" office:value-type="float" office:value="62.1016091596359" calcext:value-type="float">
            <text:p>62</text:p>
          </table:table-cell>
          <table:table-cell table:formula="of:=[.C220]-[.$G$2]*[.B220]*[.C220]+[.$G$3]*[.C220]" office:value-type="float" office:value="120.030337369302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-[.B221]*[.$E$2]+[.$E$3]*[.B221]*[.C221]" office:value-type="float" office:value="61.7293763045683" calcext:value-type="float">
            <text:p>62</text:p>
          </table:table-cell>
          <table:table-cell table:formula="of:=[.C221]-[.$G$2]*[.B221]*[.C221]+[.$G$3]*[.C221]" office:value-type="float" office:value="118.57777713915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-[.B222]*[.$E$2]+[.$E$3]*[.B222]*[.C222]" office:value-type="float" office:value="61.3414414607077" calcext:value-type="float">
            <text:p>61</text:p>
          </table:table-cell>
          <table:table-cell table:formula="of:=[.C222]-[.$G$2]*[.B222]*[.C222]+[.$G$3]*[.C222]" office:value-type="float" office:value="117.186933769735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-[.B223]*[.$E$2]+[.$E$3]*[.B223]*[.C223]" office:value-type="float" office:value="60.9388813044457" calcext:value-type="float">
            <text:p>61</text:p>
          </table:table-cell>
          <table:table-cell table:formula="of:=[.C223]-[.$G$2]*[.B223]*[.C223]+[.$G$3]*[.C223]" office:value-type="float" office:value="115.857865020425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-[.B224]*[.$E$2]+[.$E$3]*[.B224]*[.C224]" office:value-type="float" office:value="60.5227646022456" calcext:value-type="float">
            <text:p>61</text:p>
          </table:table-cell>
          <table:table-cell table:formula="of:=[.C224]-[.$G$2]*[.B224]*[.C224]+[.$G$3]*[.C224]" office:value-type="float" office:value="114.59050958678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-[.B225]*[.$E$2]+[.$E$3]*[.B225]*[.C225]" office:value-type="float" office:value="60.0941485516526" calcext:value-type="float">
            <text:p>60</text:p>
          </table:table-cell>
          <table:table-cell table:formula="of:=[.C225]-[.$G$2]*[.B225]*[.C225]+[.$G$3]*[.C225]" office:value-type="float" office:value="113.384700628747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-[.B226]*[.$E$2]+[.$E$3]*[.B226]*[.C226]" office:value-type="float" office:value="59.6540755037168" calcext:value-type="float">
            <text:p>60</text:p>
          </table:table-cell>
          <table:table-cell table:formula="of:=[.C226]-[.$G$2]*[.B226]*[.C226]+[.$G$3]*[.C226]" office:value-type="float" office:value="112.240178617116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-[.B227]*[.$E$2]+[.$E$3]*[.B227]*[.C227]" office:value-type="float" office:value="59.2035700565605" calcext:value-type="float">
            <text:p>59</text:p>
          </table:table-cell>
          <table:table-cell table:formula="of:=[.C227]-[.$G$2]*[.B227]*[.C227]+[.$G$3]*[.C227]" office:value-type="float" office:value="111.15660345819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-[.B228]*[.$E$2]+[.$E$3]*[.B228]*[.C228]" office:value-type="float" office:value="58.743636506881" calcext:value-type="float">
            <text:p>59</text:p>
          </table:table-cell>
          <table:table-cell table:formula="of:=[.C228]-[.$G$2]*[.B228]*[.C228]+[.$G$3]*[.C228]" office:value-type="float" office:value="110.133565871019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-[.B229]*[.$E$2]+[.$E$3]*[.B229]*[.C229]" office:value-type="float" office:value="58.2752566438213" calcext:value-type="float">
            <text:p>58</text:p>
          </table:table-cell>
          <table:table-cell table:formula="of:=[.C229]-[.$G$2]*[.B229]*[.C229]+[.$G$3]*[.C229]" office:value-type="float" office:value="109.170598003836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-[.B230]*[.$E$2]+[.$E$3]*[.B230]*[.C230]" office:value-type="float" office:value="57.7993878678333" calcext:value-type="float">
            <text:p>58</text:p>
          </table:table-cell>
          <table:table-cell table:formula="of:=[.C230]-[.$G$2]*[.B230]*[.C230]+[.$G$3]*[.C230]" office:value-type="float" office:value="108.267183287395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-[.B231]*[.$E$2]+[.$E$3]*[.B231]*[.C231]" office:value-type="float" office:value="57.3169616158355" calcext:value-type="float">
            <text:p>57</text:p>
          </table:table-cell>
          <table:table-cell table:formula="of:=[.C231]-[.$G$2]*[.B231]*[.C231]+[.$G$3]*[.C231]" office:value-type="float" office:value="107.422765531579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-[.B232]*[.$E$2]+[.$E$3]*[.B232]*[.C232]" office:value-type="float" office:value="56.8288820730885" calcext:value-type="float">
            <text:p>57</text:p>
          </table:table-cell>
          <table:table-cell table:formula="of:=[.C232]-[.$G$2]*[.B232]*[.C232]+[.$G$3]*[.C232]" office:value-type="float" office:value="106.63675727951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-[.B233]*[.$E$2]+[.$E$3]*[.B233]*[.C233]" office:value-type="float" office:value="56.3360251517147" calcext:value-type="float">
            <text:p>56</text:p>
          </table:table-cell>
          <table:table-cell table:formula="of:=[.C233]-[.$G$2]*[.B233]*[.C233]+[.$G$3]*[.C233]" office:value-type="float" office:value="105.908547439399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-[.B234]*[.$E$2]+[.$E$3]*[.B234]*[.C234]" office:value-type="float" office:value="55.8392377156288" calcext:value-type="float">
            <text:p>56</text:p>
          </table:table-cell>
          <table:table-cell table:formula="of:=[.C234]-[.$G$2]*[.B234]*[.C234]+[.$G$3]*[.C234]" office:value-type="float" office:value="105.237508219041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-[.B235]*[.$E$2]+[.$E$3]*[.B235]*[.C235]" office:value-type="float" office:value="55.3393370317686" calcext:value-type="float">
            <text:p>55</text:p>
          </table:table-cell>
          <table:table-cell table:formula="of:=[.C235]-[.$G$2]*[.B235]*[.C235]+[.$G$3]*[.C235]" office:value-type="float" office:value="104.6230013919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-[.B236]*[.$E$2]+[.$E$3]*[.B236]*[.C236]" office:value-type="float" office:value="54.8371104278764" calcext:value-type="float">
            <text:p>55</text:p>
          </table:table-cell>
          <table:table-cell table:formula="of:=[.C236]-[.$G$2]*[.B236]*[.C236]+[.$G$3]*[.C236]" office:value-type="float" office:value="104.064383926243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-[.B237]*[.$E$2]+[.$E$3]*[.B237]*[.C237]" office:value-type="float" office:value="54.3333151376346" calcext:value-type="float">
            <text:p>54</text:p>
          </table:table-cell>
          <table:table-cell table:formula="of:=[.C237]-[.$G$2]*[.B237]*[.C237]+[.$G$3]*[.C237]" office:value-type="float" office:value="103.561013009583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-[.B238]*[.$E$2]+[.$E$3]*[.B238]*[.C238]" office:value-type="float" office:value="53.82867831467" calcext:value-type="float">
            <text:p>54</text:p>
          </table:table-cell>
          <table:table-cell table:formula="of:=[.C238]-[.$G$2]*[.B238]*[.C238]+[.$G$3]*[.C238]" office:value-type="float" office:value="103.11225050424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-[.B239]*[.$E$2]+[.$E$3]*[.B239]*[.C239]" office:value-type="float" office:value="53.3238971977688" calcext:value-type="float">
            <text:p>53</text:p>
          </table:table-cell>
          <table:table-cell table:formula="of:=[.C239]-[.$G$2]*[.B239]*[.C239]+[.$G$3]*[.C239]" office:value-type="float" office:value="102.717466866757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-[.B240]*[.$E$2]+[.$E$3]*[.B240]*[.C240]" office:value-type="float" office:value="52.8196394105594" calcext:value-type="float">
            <text:p>53</text:p>
          </table:table-cell>
          <table:table-cell table:formula="of:=[.C240]-[.$G$2]*[.B240]*[.C240]+[.$G$3]*[.C240]" office:value-type="float" office:value="102.376044566477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-[.B241]*[.$E$2]+[.$E$3]*[.B241]*[.C241]" office:value-type="float" office:value="52.3165433798987" calcext:value-type="float">
            <text:p>52</text:p>
          </table:table-cell>
          <table:table-cell table:formula="of:=[.C241]-[.$G$2]*[.B241]*[.C241]+[.$G$3]*[.C241]" office:value-type="float" office:value="102.0873810365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-[.B242]*[.$E$2]+[.$E$3]*[.B242]*[.C242]" office:value-type="float" office:value="51.8152188582092" calcext:value-type="float">
            <text:p>52</text:p>
          </table:table-cell>
          <table:table-cell table:formula="of:=[.C242]-[.$G$2]*[.B242]*[.C242]+[.$G$3]*[.C242]" office:value-type="float" office:value="101.850891189809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-[.B243]*[.$E$2]+[.$E$3]*[.B243]*[.C243]" office:value-type="float" office:value="51.3162475360437" calcext:value-type="float">
            <text:p>51</text:p>
          </table:table-cell>
          <table:table-cell table:formula="of:=[.C243]-[.$G$2]*[.B243]*[.C243]+[.$G$3]*[.C243]" office:value-type="float" office:value="101.666009531396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-[.B244]*[.$E$2]+[.$E$3]*[.B244]*[.C244]" office:value-type="float" office:value="50.8201837321853" calcext:value-type="float">
            <text:p>51</text:p>
          </table:table-cell>
          <table:table-cell table:formula="of:=[.C244]-[.$G$2]*[.B244]*[.C244]+[.$G$3]*[.C244]" office:value-type="float" office:value="101.53219189685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-[.B245]*[.$E$2]+[.$E$3]*[.B245]*[.C245]" office:value-type="float" office:value="50.3275551496057" calcext:value-type="float">
            <text:p>50</text:p>
          </table:table-cell>
          <table:table-cell table:formula="of:=[.C245]-[.$G$2]*[.B245]*[.C245]+[.$G$3]*[.C245]" office:value-type="float" office:value="101.448916844764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-[.B246]*[.$E$2]+[.$E$3]*[.B246]*[.C246]" office:value-type="float" office:value="49.838863686592" calcext:value-type="float">
            <text:p>50</text:p>
          </table:table-cell>
          <table:table-cell table:formula="of:=[.C246]-[.$G$2]*[.B246]*[.C246]+[.$G$3]*[.C246]" office:value-type="float" office:value="101.415686729629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-[.B247]*[.$E$2]+[.$E$3]*[.B247]*[.C247]" office:value-type="float" office:value="49.3545862933143" calcext:value-type="float">
            <text:p>49</text:p>
          </table:table-cell>
          <table:table-cell table:formula="of:=[.C247]-[.$G$2]*[.B247]*[.C247]+[.$G$3]*[.C247]" office:value-type="float" office:value="101.43202847951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-[.B248]*[.$E$2]+[.$E$3]*[.B248]*[.C248]" office:value-type="float" office:value="48.8751758650144" calcext:value-type="float">
            <text:p>49</text:p>
          </table:table-cell>
          <table:table-cell table:formula="of:=[.C248]-[.$G$2]*[.B248]*[.C248]+[.$G$3]*[.C248]" office:value-type="float" office:value="101.497494100988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-[.B249]*[.$E$2]+[.$E$3]*[.B249]*[.C249]" office:value-type="float" office:value="48.4010621638728" calcext:value-type="float">
            <text:p>48</text:p>
          </table:table-cell>
          <table:table-cell table:formula="of:=[.C249]-[.$G$2]*[.B249]*[.C249]+[.$G$3]*[.C249]" office:value-type="float" office:value="101.611660931994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-[.B250]*[.$E$2]+[.$E$3]*[.B250]*[.C250]" office:value-type="float" office:value="47.9326527624254" calcext:value-type="float">
            <text:p>48</text:p>
          </table:table-cell>
          <table:table-cell table:formula="of:=[.C250]-[.$G$2]*[.B250]*[.C250]+[.$G$3]*[.C250]" office:value-type="float" office:value="101.77413166125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-[.B251]*[.$E$2]+[.$E$3]*[.B251]*[.C251]" office:value-type="float" office:value="47.4703340021758" calcext:value-type="float">
            <text:p>47</text:p>
          </table:table-cell>
          <table:table-cell table:formula="of:=[.C251]-[.$G$2]*[.B251]*[.C251]+[.$G$3]*[.C251]" office:value-type="float" office:value="101.984534131196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-[.B252]*[.$E$2]+[.$E$3]*[.B252]*[.C252]" office:value-type="float" office:value="47.0144719617634" calcext:value-type="float">
            <text:p>47</text:p>
          </table:table-cell>
          <table:table-cell table:formula="of:=[.C252]-[.$G$2]*[.B252]*[.C252]+[.$G$3]*[.C252]" office:value-type="float" office:value="102.24252093949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-[.B253]*[.$E$2]+[.$E$3]*[.B253]*[.C253]" office:value-type="float" office:value="46.5654134297124" calcext:value-type="float">
            <text:p>47</text:p>
          </table:table-cell>
          <table:table-cell table:formula="of:=[.C253]-[.$G$2]*[.B253]*[.C253]+[.$G$3]*[.C253]" office:value-type="float" office:value="102.547768852456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-[.B254]*[.$E$2]+[.$E$3]*[.B254]*[.C254]" office:value-type="float" office:value="46.1234868774029" calcext:value-type="float">
            <text:p>46</text:p>
          </table:table-cell>
          <table:table-cell table:formula="of:=[.C254]-[.$G$2]*[.B254]*[.C254]+[.$G$3]*[.C254]" office:value-type="float" office:value="102.89997804217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-[.B255]*[.$E$2]+[.$E$3]*[.B255]*[.C255]" office:value-type="float" office:value="45.6890034284634" calcext:value-type="float">
            <text:p>46</text:p>
          </table:table-cell>
          <table:table-cell table:formula="of:=[.C255]-[.$G$2]*[.B255]*[.C255]+[.$G$3]*[.C255]" office:value-type="float" office:value="103.298871157366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-[.B256]*[.$E$2]+[.$E$3]*[.B256]*[.C256]" office:value-type="float" office:value="45.2622578213026" calcext:value-type="float">
            <text:p>45</text:p>
          </table:table-cell>
          <table:table-cell table:formula="of:=[.C256]-[.$G$2]*[.B256]*[.C256]+[.$G$3]*[.C256]" office:value-type="float" office:value="103.744192236768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-[.B257]*[.$E$2]+[.$E$3]*[.B257]*[.C257]" office:value-type="float" office:value="44.8435293619602" calcext:value-type="float">
            <text:p>45</text:p>
          </table:table-cell>
          <table:table-cell table:formula="of:=[.C257]-[.$G$2]*[.B257]*[.C257]+[.$G$3]*[.C257]" office:value-type="float" office:value="104.23570547212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-[.B258]*[.$E$2]+[.$E$3]*[.B258]*[.C258]" office:value-type="float" office:value="44.4330828648821" calcext:value-type="float">
            <text:p>44</text:p>
          </table:table-cell>
          <table:table-cell table:formula="of:=[.C258]-[.$G$2]*[.B258]*[.C258]+[.$G$3]*[.C258]" office:value-type="float" office:value="104.773193826826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-[.B259]*[.$E$2]+[.$E$3]*[.B259]*[.C259]" office:value-type="float" office:value="44.0311695796008" calcext:value-type="float">
            <text:p>44</text:p>
          </table:table-cell>
          <table:table-cell table:formula="of:=[.C259]-[.$G$2]*[.B259]*[.C259]+[.$G$3]*[.C259]" office:value-type="float" office:value="105.356457514841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-[.B260]*[.$E$2]+[.$E$3]*[.B260]*[.C260]" office:value-type="float" office:value="43.6380281016412" calcext:value-type="float">
            <text:p>44</text:p>
          </table:table-cell>
          <table:table-cell table:formula="of:=[.C260]-[.$G$2]*[.B260]*[.C260]+[.$G$3]*[.C260]" office:value-type="float" office:value="105.985312343442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-[.B261]*[.$E$2]+[.$E$3]*[.B261]*[.C261]" office:value-type="float" office:value="43.2538852662728" calcext:value-type="float">
            <text:p>43</text:p>
          </table:table-cell>
          <table:table-cell table:formula="of:=[.C261]-[.$G$2]*[.B261]*[.C261]+[.$G$3]*[.C261]" office:value-type="float" office:value="106.659587922209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-[.B262]*[.$E$2]+[.$E$3]*[.B262]*[.C262]" office:value-type="float" office:value="42.8789570239917" calcext:value-type="float">
            <text:p>43</text:p>
          </table:table-cell>
          <table:table-cell table:formula="of:=[.C262]-[.$G$2]*[.B262]*[.C262]+[.$G$3]*[.C262]" office:value-type="float" office:value="107.379125739785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-[.B263]*[.$E$2]+[.$E$3]*[.B263]*[.C263]" office:value-type="float" office:value="42.5134492968459" calcext:value-type="float">
            <text:p>43</text:p>
          </table:table-cell>
          <table:table-cell table:formula="of:=[.C263]-[.$G$2]*[.B263]*[.C263]+[.$G$3]*[.C263]" office:value-type="float" office:value="108.143777108904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-[.B264]*[.$E$2]+[.$E$3]*[.B264]*[.C264]" office:value-type="float" office:value="42.1575588149183" calcext:value-type="float">
            <text:p>42</text:p>
          </table:table-cell>
          <table:table-cell table:formula="of:=[.C264]-[.$G$2]*[.B264]*[.C264]+[.$G$3]*[.C264]" office:value-type="float" office:value="108.95340097946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-[.B265]*[.$E$2]+[.$E$3]*[.B265]*[.C265]" office:value-type="float" office:value="41.8114739324461" calcext:value-type="float">
            <text:p>42</text:p>
          </table:table-cell>
          <table:table-cell table:formula="of:=[.C265]-[.$G$2]*[.B265]*[.C265]+[.$G$3]*[.C265]" office:value-type="float" office:value="109.807861618556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-[.B266]*[.$E$2]+[.$E$3]*[.B266]*[.C266]" office:value-type="float" office:value="41.4753754232011" calcext:value-type="float">
            <text:p>41</text:p>
          </table:table-cell>
          <table:table-cell table:formula="of:=[.C266]-[.$G$2]*[.B266]*[.C266]+[.$G$3]*[.C266]" office:value-type="float" office:value="110.707026155842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-[.B267]*[.$E$2]+[.$E$3]*[.B267]*[.C267]" office:value-type="float" office:value="41.149437254865" calcext:value-type="float">
            <text:p>41</text:p>
          </table:table-cell>
          <table:table-cell table:formula="of:=[.C267]-[.$G$2]*[.B267]*[.C267]+[.$G$3]*[.C267]" office:value-type="float" office:value="111.650761991835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-[.B268]*[.$E$2]+[.$E$3]*[.B268]*[.C268]" office:value-type="float" office:value="40.8338273422273" calcext:value-type="float">
            <text:p>41</text:p>
          </table:table-cell>
          <table:table-cell table:formula="of:=[.C268]-[.$G$2]*[.B268]*[.C268]+[.$G$3]*[.C268]" office:value-type="float" office:value="112.638934066385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-[.B269]*[.$E$2]+[.$E$3]*[.B269]*[.C269]" office:value-type="float" office:value="40.5287082790963" calcext:value-type="float">
            <text:p>41</text:p>
          </table:table-cell>
          <table:table-cell table:formula="of:=[.C269]-[.$G$2]*[.B269]*[.C269]+[.$G$3]*[.C269]" office:value-type="float" office:value="113.671401984025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-[.B270]*[.$E$2]+[.$E$3]*[.B270]*[.C270]" office:value-type="float" office:value="40.2342380488607" calcext:value-type="float">
            <text:p>40</text:p>
          </table:table-cell>
          <table:table-cell table:formula="of:=[.C270]-[.$G$2]*[.B270]*[.C270]+[.$G$3]*[.C270]" office:value-type="float" office:value="114.7480169925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-[.B271]*[.$E$2]+[.$E$3]*[.B271]*[.C271]" office:value-type="float" office:value="39.9505707136574" calcext:value-type="float">
            <text:p>40</text:p>
          </table:table-cell>
          <table:table-cell table:formula="of:=[.C271]-[.$G$2]*[.B271]*[.C271]+[.$G$3]*[.C271]" office:value-type="float" office:value="115.868618810855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-[.B272]*[.$E$2]+[.$E$3]*[.B272]*[.C272]" office:value-type="float" office:value="39.6778570821071" calcext:value-type="float">
            <text:p>40</text:p>
          </table:table-cell>
          <table:table-cell table:formula="of:=[.C272]-[.$G$2]*[.B272]*[.C272]+[.$G$3]*[.C272]" office:value-type="float" office:value="117.033032302101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-[.B273]*[.$E$2]+[.$E$3]*[.B273]*[.C273]" office:value-type="float" office:value="39.4162453555575" calcext:value-type="float">
            <text:p>39</text:p>
          </table:table-cell>
          <table:table-cell table:formula="of:=[.C273]-[.$G$2]*[.B273]*[.C273]+[.$G$3]*[.C273]" office:value-type="float" office:value="118.241063987637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-[.B274]*[.$E$2]+[.$E$3]*[.B274]*[.C274]" office:value-type="float" office:value="39.1658817527386" calcext:value-type="float">
            <text:p>39</text:p>
          </table:table-cell>
          <table:table-cell table:formula="of:=[.C274]-[.$G$2]*[.B274]*[.C274]+[.$G$3]*[.C274]" office:value-type="float" office:value="119.49249839778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-[.B275]*[.$E$2]+[.$E$3]*[.B275]*[.C275]" office:value-type="float" office:value="38.9269111126738" calcext:value-type="float">
            <text:p>39</text:p>
          </table:table-cell>
          <table:table-cell table:formula="of:=[.C275]-[.$G$2]*[.B275]*[.C275]+[.$G$3]*[.C275]" office:value-type="float" office:value="120.787094255082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-[.B276]*[.$E$2]+[.$E$3]*[.B276]*[.C276]" office:value-type="float" office:value="38.6994774756187" calcext:value-type="float">
            <text:p>39</text:p>
          </table:table-cell>
          <table:table-cell table:formula="of:=[.C276]-[.$G$2]*[.B276]*[.C276]+[.$G$3]*[.C276]" office:value-type="float" office:value="122.124580486211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-[.B277]*[.$E$2]+[.$E$3]*[.B277]*[.C277]" office:value-type="float" office:value="38.4837246416992" calcext:value-type="float">
            <text:p>38</text:p>
          </table:table-cell>
          <table:table-cell table:formula="of:=[.C277]-[.$G$2]*[.B277]*[.C277]+[.$G$3]*[.C277]" office:value-type="float" office:value="123.504652058776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-[.B278]*[.$E$2]+[.$E$3]*[.B278]*[.C278]" office:value-type="float" office:value="38.279796706808" calcext:value-type="float">
            <text:p>38</text:p>
          </table:table-cell>
          <table:table-cell table:formula="of:=[.C278]-[.$G$2]*[.B278]*[.C278]+[.$G$3]*[.C278]" office:value-type="float" office:value="124.926965639916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-[.B279]*[.$E$2]+[.$E$3]*[.B279]*[.C279]" office:value-type="float" office:value="38.0878385751827" calcext:value-type="float">
            <text:p>38</text:p>
          </table:table-cell>
          <table:table-cell table:formula="of:=[.C279]-[.$G$2]*[.B279]*[.C279]+[.$G$3]*[.C279]" office:value-type="float" office:value="126.391135074017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-[.B280]*[.$E$2]+[.$E$3]*[.B280]*[.C280]" office:value-type="float" office:value="37.9079964479338" calcext:value-type="float">
            <text:p>38</text:p>
          </table:table-cell>
          <table:table-cell table:formula="of:=[.C280]-[.$G$2]*[.B280]*[.C280]+[.$G$3]*[.C280]" office:value-type="float" office:value="127.896726677685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-[.B281]*[.$E$2]+[.$E$3]*[.B281]*[.C281]" office:value-type="float" office:value="37.7404182866158" calcext:value-type="float">
            <text:p>38</text:p>
          </table:table-cell>
          <table:table-cell table:formula="of:=[.C281]-[.$G$2]*[.B281]*[.C281]+[.$G$3]*[.C281]" office:value-type="float" office:value="129.44325435096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-[.B282]*[.$E$2]+[.$E$3]*[.B282]*[.C282]" office:value-type="float" office:value="37.5852542507346" calcext:value-type="float">
            <text:p>38</text:p>
          </table:table-cell>
          <table:table-cell table:formula="of:=[.C282]-[.$G$2]*[.B282]*[.C282]+[.$G$3]*[.C282]" office:value-type="float" office:value="131.0301745049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-[.B283]*[.$E$2]+[.$E$3]*[.B283]*[.C283]" office:value-type="float" office:value="37.4426571078698" calcext:value-type="float">
            <text:p>37</text:p>
          </table:table-cell>
          <table:table-cell table:formula="of:=[.C283]-[.$G$2]*[.B283]*[.C283]+[.$G$3]*[.C283]" office:value-type="float" office:value="132.656880806892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-[.B284]*[.$E$2]+[.$E$3]*[.B284]*[.C284]" office:value-type="float" office:value="37.3127826148441" calcext:value-type="float">
            <text:p>37</text:p>
          </table:table-cell>
          <table:table-cell table:formula="of:=[.C284]-[.$G$2]*[.B284]*[.C284]+[.$G$3]*[.C284]" office:value-type="float" office:value="134.32269874618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-[.B285]*[.$E$2]+[.$E$3]*[.B285]*[.C285]" office:value-type="float" office:value="37.1957898681099" calcext:value-type="float">
            <text:p>37</text:p>
          </table:table-cell>
          <table:table-cell table:formula="of:=[.C285]-[.$G$2]*[.B285]*[.C285]+[.$G$3]*[.C285]" office:value-type="float" office:value="136.026880024938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-[.B286]*[.$E$2]+[.$E$3]*[.B286]*[.C286]" office:value-type="float" office:value="37.091841621231" calcext:value-type="float">
            <text:p>37</text:p>
          </table:table-cell>
          <table:table-cell table:formula="of:=[.C286]-[.$G$2]*[.B286]*[.C286]+[.$G$3]*[.C286]" office:value-type="float" office:value="137.768596780363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-[.B287]*[.$E$2]+[.$E$3]*[.B287]*[.C287]" office:value-type="float" office:value="37.0011045670254" calcext:value-type="float">
            <text:p>37</text:p>
          </table:table-cell>
          <table:table-cell table:formula="of:=[.C287]-[.$G$2]*[.B287]*[.C287]+[.$G$3]*[.C287]" office:value-type="float" office:value="139.546935647224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-[.B288]*[.$E$2]+[.$E$3]*[.B288]*[.C288]" office:value-type="float" office:value="36.9237495815928" calcext:value-type="float">
            <text:p>37</text:p>
          </table:table-cell>
          <table:table-cell table:formula="of:=[.C288]-[.$G$2]*[.B288]*[.C288]+[.$G$3]*[.C288]" office:value-type="float" office:value="141.360891671695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-[.B289]*[.$E$2]+[.$E$3]*[.B289]*[.C289]" office:value-type="float" office:value="36.8599519270883" calcext:value-type="float">
            <text:p>37</text:p>
          </table:table-cell>
          <table:table-cell table:formula="of:=[.C289]-[.$G$2]*[.B289]*[.C289]+[.$G$3]*[.C289]" office:value-type="float" office:value="143.20936209056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-[.B290]*[.$E$2]+[.$E$3]*[.B290]*[.C290]" office:value-type="float" office:value="36.8098914097091" calcext:value-type="float">
            <text:p>37</text:p>
          </table:table-cell>
          <table:table-cell table:formula="of:=[.C290]-[.$G$2]*[.B290]*[.C290]+[.$G$3]*[.C290]" office:value-type="float" office:value="145.091139992924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-[.B291]*[.$E$2]+[.$E$3]*[.B291]*[.C291]" office:value-type="float" office:value="36.7737524889479" calcext:value-type="float">
            <text:p>37</text:p>
          </table:table-cell>
          <table:table-cell table:formula="of:=[.C291]-[.$G$2]*[.B291]*[.C291]+[.$G$3]*[.C291]" office:value-type="float" office:value="147.00490788492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-[.B292]*[.$E$2]+[.$E$3]*[.B292]*[.C292]" office:value-type="float" office:value="36.7517243337236" calcext:value-type="float">
            <text:p>37</text:p>
          </table:table-cell>
          <table:table-cell table:formula="of:=[.C292]-[.$G$2]*[.B292]*[.C292]+[.$G$3]*[.C292]" office:value-type="float" office:value="148.949231181945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-[.B293]*[.$E$2]+[.$E$3]*[.B293]*[.C293]" office:value-type="float" office:value="36.7440008205357" calcext:value-type="float">
            <text:p>37</text:p>
          </table:table-cell>
          <table:table-cell table:formula="of:=[.C293]-[.$G$2]*[.B293]*[.C293]+[.$G$3]*[.C293]" office:value-type="float" office:value="150.922551656924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-[.B294]*[.$E$2]+[.$E$3]*[.B294]*[.C294]" office:value-type="float" office:value="36.7507804683035" calcext:value-type="float">
            <text:p>37</text:p>
          </table:table-cell>
          <table:table-cell table:formula="of:=[.C294]-[.$G$2]*[.B294]*[.C294]+[.$G$3]*[.C294]" office:value-type="float" office:value="152.92318087785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-[.B295]*[.$E$2]+[.$E$3]*[.B295]*[.C295]" office:value-type="float" office:value="36.7722663040457" calcext:value-type="float">
            <text:p>37</text:p>
          </table:table-cell>
          <table:table-cell table:formula="of:=[.C295]-[.$G$2]*[.B295]*[.C295]+[.$G$3]*[.C295]" office:value-type="float" office:value="154.949293672786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-[.B296]*[.$E$2]+[.$E$3]*[.B296]*[.C296]" office:value-type="float" office:value="36.8086656530362" calcext:value-type="float">
            <text:p>37</text:p>
          </table:table-cell>
          <table:table-cell table:formula="of:=[.C296]-[.$G$2]*[.B296]*[.C296]+[.$G$3]*[.C296]" office:value-type="float" office:value="156.998921665866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-[.B297]*[.$E$2]+[.$E$3]*[.B297]*[.C297]" office:value-type="float" office:value="36.8601898465423" calcext:value-type="float">
            <text:p>37</text:p>
          </table:table-cell>
          <table:table-cell table:formula="of:=[.C297]-[.$G$2]*[.B297]*[.C297]+[.$G$3]*[.C297]" office:value-type="float" office:value="159.069946933673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-[.B298]*[.$E$2]+[.$E$3]*[.B298]*[.C298]" office:value-type="float" office:value="36.927053839717" calcext:value-type="float">
            <text:p>37</text:p>
          </table:table-cell>
          <table:table-cell table:formula="of:=[.C298]-[.$G$2]*[.B298]*[.C298]+[.$G$3]*[.C298]" office:value-type="float" office:value="161.160095837503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-[.B299]*[.$E$2]+[.$E$3]*[.B299]*[.C299]" office:value-type="float" office:value="37.0094757316865" calcext:value-type="float">
            <text:p>37</text:p>
          </table:table-cell>
          <table:table-cell table:formula="of:=[.C299]-[.$G$2]*[.B299]*[.C299]+[.$G$3]*[.C299]" office:value-type="float" office:value="163.266933093572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-[.B300]*[.$E$2]+[.$E$3]*[.B300]*[.C300]" office:value-type="float" office:value="37.1076761793586" calcext:value-type="float">
            <text:p>37</text:p>
          </table:table-cell>
          <table:table-cell table:formula="of:=[.C300]-[.$G$2]*[.B300]*[.C300]+[.$G$3]*[.C300]" office:value-type="float" office:value="165.387856150137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-[.B301]*[.$E$2]+[.$E$3]*[.B301]*[.C301]" office:value-type="float" office:value="37.2218776959814" calcext:value-type="float">
            <text:p>37</text:p>
          </table:table-cell>
          <table:table-cell table:formula="of:=[.C301]-[.$G$2]*[.B301]*[.C301]+[.$G$3]*[.C301]" office:value-type="float" office:value="167.520089947627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-[.B302]*[.$E$2]+[.$E$3]*[.B302]*[.C302]" office:value-type="float" office:value="37.352303825032" calcext:value-type="float">
            <text:p>37</text:p>
          </table:table-cell>
          <table:table-cell table:formula="of:=[.C302]-[.$G$2]*[.B302]*[.C302]+[.$G$3]*[.C302]" office:value-type="float" office:value="169.660682145358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-[.B303]*[.$E$2]+[.$E$3]*[.B303]*[.C303]" office:value-type="float" office:value="37.4991781796122" calcext:value-type="float">
            <text:p>37</text:p>
          </table:table-cell>
          <table:table-cell table:formula="of:=[.C303]-[.$G$2]*[.B303]*[.C303]+[.$G$3]*[.C303]" office:value-type="float" office:value="171.80649890597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-[.B304]*[.$E$2]+[.$E$3]*[.B304]*[.C304]" office:value-type="float" office:value="37.6627233372019" calcext:value-type="float">
            <text:p>38</text:p>
          </table:table-cell>
          <table:table-cell table:formula="of:=[.C304]-[.$G$2]*[.B304]*[.C304]+[.$G$3]*[.C304]" office:value-type="float" office:value="173.954221336378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-[.B305]*[.$E$2]+[.$E$3]*[.B305]*[.C305]" office:value-type="float" office:value="37.8431595793919" calcext:value-type="float">
            <text:p>38</text:p>
          </table:table-cell>
          <table:table-cell table:formula="of:=[.C305]-[.$G$2]*[.B305]*[.C305]+[.$G$3]*[.C305]" office:value-type="float" office:value="176.100342691667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-[.B306]*[.$E$2]+[.$E$3]*[.B306]*[.C306]" office:value-type="float" office:value="38.0407034661034" calcext:value-type="float">
            <text:p>38</text:p>
          </table:table-cell>
          <table:table-cell table:formula="of:=[.C306]-[.$G$2]*[.B306]*[.C306]+[.$G$3]*[.C306]" office:value-type="float" office:value="178.241166455784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-[.B307]*[.$E$2]+[.$E$3]*[.B307]*[.C307]" office:value-type="float" office:value="38.2555662338397" calcext:value-type="float">
            <text:p>38</text:p>
          </table:table-cell>
          <table:table-cell table:formula="of:=[.C307]-[.$G$2]*[.B307]*[.C307]+[.$G$3]*[.C307]" office:value-type="float" office:value="180.372805419976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-[.B308]*[.$E$2]+[.$E$3]*[.B308]*[.C308]" office:value-type="float" office:value="38.48795200773" calcext:value-type="float">
            <text:p>38</text:p>
          </table:table-cell>
          <table:table-cell table:formula="of:=[.C308]-[.$G$2]*[.B308]*[.C308]+[.$G$3]*[.C308]" office:value-type="float" office:value="182.491181886447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-[.B309]*[.$E$2]+[.$E$3]*[.B309]*[.C309]" office:value-type="float" office:value="38.738055817554" calcext:value-type="float">
            <text:p>39</text:p>
          </table:table-cell>
          <table:table-cell table:formula="of:=[.C309]-[.$G$2]*[.B309]*[.C309]+[.$G$3]*[.C309]" office:value-type="float" office:value="184.59202913049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-[.B310]*[.$E$2]+[.$E$3]*[.B310]*[.C310]" office:value-type="float" office:value="39.0060614086138" calcext:value-type="float">
            <text:p>39</text:p>
          </table:table-cell>
          <table:table-cell table:formula="of:=[.C310]-[.$G$2]*[.B310]*[.C310]+[.$G$3]*[.C310]" office:value-type="float" office:value="186.670894259082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-[.B311]*[.$E$2]+[.$E$3]*[.B311]*[.C311]" office:value-type="float" office:value="39.2921388392895" calcext:value-type="float">
            <text:p>39</text:p>
          </table:table-cell>
          <table:table-cell table:formula="of:=[.C311]-[.$G$2]*[.B311]*[.C311]+[.$G$3]*[.C311]" office:value-type="float" office:value="188.723142607366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-[.B312]*[.$E$2]+[.$E$3]*[.B312]*[.C312]" office:value-type="float" office:value="39.596441858414" calcext:value-type="float">
            <text:p>40</text:p>
          </table:table-cell>
          <table:table-cell table:formula="of:=[.C312]-[.$G$2]*[.B312]*[.C312]+[.$G$3]*[.C312]" office:value-type="float" office:value="190.743963816218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-[.B313]*[.$E$2]+[.$E$3]*[.B313]*[.C313]" office:value-type="float" office:value="39.91910505728" calcext:value-type="float">
            <text:p>40</text:p>
          </table:table-cell>
          <table:table-cell table:formula="of:=[.C313]-[.$G$2]*[.B313]*[.C313]+[.$G$3]*[.C313]" office:value-type="float" office:value="192.728379733937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-[.B314]*[.$E$2]+[.$E$3]*[.B314]*[.C314]" office:value-type="float" office:value="40.2602407931853" calcext:value-type="float">
            <text:p>40</text:p>
          </table:table-cell>
          <table:table-cell table:formula="of:=[.C314]-[.$G$2]*[.B314]*[.C314]+[.$G$3]*[.C314]" office:value-type="float" office:value="194.67125428251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-[.B315]*[.$E$2]+[.$E$3]*[.B315]*[.C315]" office:value-type="float" office:value="40.6199358839748" calcext:value-type="float">
            <text:p>41</text:p>
          </table:table-cell>
          <table:table-cell table:formula="of:=[.C315]-[.$G$2]*[.B315]*[.C315]+[.$G$3]*[.C315]" office:value-type="float" office:value="196.567305423716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-[.B316]*[.$E$2]+[.$E$3]*[.B316]*[.C316]" office:value-type="float" office:value="40.998248076095" calcext:value-type="float">
            <text:p>41</text:p>
          </table:table-cell>
          <table:table-cell table:formula="of:=[.C316]-[.$G$2]*[.B316]*[.C316]+[.$G$3]*[.C316]" office:value-type="float" office:value="198.411119351704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-[.B317]*[.$E$2]+[.$E$3]*[.B317]*[.C317]" office:value-type="float" office:value="41.3952022922595" calcext:value-type="float">
            <text:p>41</text:p>
          </table:table-cell>
          <table:table-cell table:formula="of:=[.C317]-[.$G$2]*[.B317]*[.C317]+[.$G$3]*[.C317]" office:value-type="float" office:value="200.197167027053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-[.B318]*[.$E$2]+[.$E$3]*[.B318]*[.C318]" office:value-type="float" office:value="41.8107866689762" calcext:value-type="float">
            <text:p>42</text:p>
          </table:table-cell>
          <table:table-cell table:formula="of:=[.C318]-[.$G$2]*[.B318]*[.C318]+[.$G$3]*[.C318]" office:value-type="float" office:value="201.919823150983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-[.B319]*[.$E$2]+[.$E$3]*[.B319]*[.C319]" office:value-type="float" office:value="42.2449483989075" calcext:value-type="float">
            <text:p>42</text:p>
          </table:table-cell>
          <table:table-cell table:formula="of:=[.C319]-[.$G$2]*[.B319]*[.C319]+[.$G$3]*[.C319]" office:value-type="float" office:value="203.573387658529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-[.B320]*[.$E$2]+[.$E$3]*[.B320]*[.C320]" office:value-type="float" office:value="42.6975893983454" calcext:value-type="float">
            <text:p>43</text:p>
          </table:table-cell>
          <table:table-cell table:formula="of:=[.C320]-[.$G$2]*[.B320]*[.C320]+[.$G$3]*[.C320]" office:value-type="float" office:value="205.15210978443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-[.B321]*[.$E$2]+[.$E$3]*[.B321]*[.C321]" office:value-type="float" office:value="43.168561825951" calcext:value-type="float">
            <text:p>43</text:p>
          </table:table-cell>
          <table:table-cell table:formula="of:=[.C321]-[.$G$2]*[.B321]*[.C321]+[.$G$3]*[.C321]" office:value-type="float" office:value="206.650214725872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-[.B322]*[.$E$2]+[.$E$3]*[.B322]*[.C322]" office:value-type="float" office:value="43.6576634853204" calcext:value-type="float">
            <text:p>44</text:p>
          </table:table-cell>
          <table:table-cell table:formula="of:=[.C322]-[.$G$2]*[.B322]*[.C322]+[.$G$3]*[.C322]" office:value-type="float" office:value="208.061932891426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-[.B323]*[.$E$2]+[.$E$3]*[.B323]*[.C323]" office:value-type="float" office:value="44.1646331508166" calcext:value-type="float">
            <text:p>44</text:p>
          </table:table-cell>
          <table:table-cell table:formula="of:=[.C323]-[.$G$2]*[.B323]*[.C323]+[.$G$3]*[.C323]" office:value-type="float" office:value="209.381531685718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-[.B324]*[.$E$2]+[.$E$3]*[.B324]*[.C324]" office:value-type="float" office:value="44.6891458633833" calcext:value-type="float">
            <text:p>45</text:p>
          </table:table-cell>
          <table:table-cell table:formula="of:=[.C324]-[.$G$2]*[.B324]*[.C324]+[.$G$3]*[.C324]" office:value-type="float" office:value="210.603349734548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-[.B325]*[.$E$2]+[.$E$3]*[.B325]*[.C325]" office:value-type="float" office:value="45.2308082506027" calcext:value-type="float">
            <text:p>45</text:p>
          </table:table-cell>
          <table:table-cell table:formula="of:=[.C325]-[.$G$2]*[.B325]*[.C325]+[.$G$3]*[.C325]" office:value-type="float" office:value="211.721833405671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-[.B326]*[.$E$2]+[.$E$3]*[.B326]*[.C326]" office:value-type="float" office:value="45.7891539329322" calcext:value-type="float">
            <text:p>46</text:p>
          </table:table-cell>
          <table:table-cell table:formula="of:=[.C326]-[.$G$2]*[.B326]*[.C326]+[.$G$3]*[.C326]" office:value-type="float" office:value="212.731575426717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-[.B327]*[.$E$2]+[.$E$3]*[.B327]*[.C327]" office:value-type="float" office:value="46.363639085666" calcext:value-type="float">
            <text:p>46</text:p>
          </table:table-cell>
          <table:table-cell table:formula="of:=[.C327]-[.$G$2]*[.B327]*[.C327]+[.$G$3]*[.C327]" office:value-type="float" office:value="213.627355344443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-[.B328]*[.$E$2]+[.$E$3]*[.B328]*[.C328]" office:value-type="float" office:value="46.9536382334991" calcext:value-type="float">
            <text:p>47</text:p>
          </table:table-cell>
          <table:table-cell table:formula="of:=[.C328]-[.$G$2]*[.B328]*[.C328]+[.$G$3]*[.C328]" office:value-type="float" office:value="214.404181509651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-[.B329]*[.$E$2]+[.$E$3]*[.B329]*[.C329]" office:value-type="float" office:value="47.5584403613648" calcext:value-type="float">
            <text:p>48</text:p>
          </table:table-cell>
          <table:table-cell table:formula="of:=[.C329]-[.$G$2]*[.B329]*[.C329]+[.$G$3]*[.C329]" office:value-type="float" office:value="215.057334210779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-[.B330]*[.$E$2]+[.$E$3]*[.B330]*[.C330]" office:value-type="float" office:value="48.1772454311914" calcext:value-type="float">
            <text:p>48</text:p>
          </table:table-cell>
          <table:table-cell table:formula="of:=[.C330]-[.$G$2]*[.B330]*[.C330]+[.$G$3]*[.C330]" office:value-type="float" office:value="215.582409517981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-[.B331]*[.$E$2]+[.$E$3]*[.B331]*[.C331]" office:value-type="float" office:value="48.8091613990547" calcext:value-type="float">
            <text:p>49</text:p>
          </table:table-cell>
          <table:table-cell table:formula="of:=[.C331]-[.$G$2]*[.B331]*[.C331]+[.$G$3]*[.C331]" office:value-type="float" office:value="215.975363339885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-[.B332]*[.$E$2]+[.$E$3]*[.B332]*[.C332]" office:value-type="float" office:value="49.4532018305782" calcext:value-type="float">
            <text:p>49</text:p>
          </table:table-cell>
          <table:table-cell table:formula="of:=[.C332]-[.$G$2]*[.B332]*[.C332]+[.$G$3]*[.C332]" office:value-type="float" office:value="216.232555139403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-[.B333]*[.$E$2]+[.$E$3]*[.B333]*[.C333]" office:value-type="float" office:value="50.108284213991" calcext:value-type="float">
            <text:p>50</text:p>
          </table:table-cell>
          <table:table-cell table:formula="of:=[.C333]-[.$G$2]*[.B333]*[.C333]+[.$G$3]*[.C333]" office:value-type="float" office:value="216.350790704723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-[.B334]*[.$E$2]+[.$E$3]*[.B334]*[.C334]" office:value-type="float" office:value="50.773229069682" calcext:value-type="float">
            <text:p>51</text:p>
          </table:table-cell>
          <table:table-cell table:formula="of:=[.C334]-[.$G$2]*[.B334]*[.C334]+[.$G$3]*[.C334]" office:value-type="float" office:value="216.327363329405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-[.B335]*[.$E$2]+[.$E$3]*[.B335]*[.C335]" office:value-type="float" office:value="51.4467599520644" calcext:value-type="float">
            <text:p>51</text:p>
          </table:table-cell>
          <table:table-cell table:formula="of:=[.C335]-[.$G$2]*[.B335]*[.C335]+[.$G$3]*[.C335]" office:value-type="float" office:value="216.160092723511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-[.B336]*[.$E$2]+[.$E$3]*[.B336]*[.C336]" office:value-type="float" office:value="52.127504433815" calcext:value-type="float">
            <text:p>52</text:p>
          </table:table-cell>
          <table:table-cell table:formula="of:=[.C336]-[.$G$2]*[.B336]*[.C336]+[.$G$3]*[.C336]" office:value-type="float" office:value="215.847360958124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-[.B337]*[.$E$2]+[.$E$3]*[.B337]*[.C337]" office:value-type="float" office:value="52.8139961538749" calcext:value-type="float">
            <text:p>53</text:p>
          </table:table-cell>
          <table:table-cell table:formula="of:=[.C337]-[.$G$2]*[.B337]*[.C337]+[.$G$3]*[.C337]" office:value-type="float" office:value="215.388144740658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-[.B338]*[.$E$2]+[.$E$3]*[.B338]*[.C338]" office:value-type="float" office:value="53.5046779988433" calcext:value-type="float">
            <text:p>54</text:p>
          </table:table-cell>
          <table:table-cell table:formula="of:=[.C338]-[.$G$2]*[.B338]*[.C338]+[.$G$3]*[.C338]" office:value-type="float" office:value="214.782043329768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-[.B339]*[.$E$2]+[.$E$3]*[.B339]*[.C339]" office:value-type="float" office:value="54.1979064725366" calcext:value-type="float">
            <text:p>54</text:p>
          </table:table-cell>
          <table:table-cell table:formula="of:=[.C339]-[.$G$2]*[.B339]*[.C339]+[.$G$3]*[.C339]" office:value-type="float" office:value="214.029301427963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-[.B340]*[.$E$2]+[.$E$3]*[.B340]*[.C340]" office:value-type="float" office:value="54.8919572905955" calcext:value-type="float">
            <text:p>55</text:p>
          </table:table-cell>
          <table:table-cell table:formula="of:=[.C340]-[.$G$2]*[.B340]*[.C340]+[.$G$3]*[.C340]" office:value-type="float" office:value="213.130826438186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-[.B341]*[.$E$2]+[.$E$3]*[.B341]*[.C341]" office:value-type="float" office:value="55.5850322163085" calcext:value-type="float">
            <text:p>56</text:p>
          </table:table-cell>
          <table:table-cell table:formula="of:=[.C341]-[.$G$2]*[.B341]*[.C341]+[.$G$3]*[.C341]" office:value-type="float" office:value="212.088199537941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-[.B342]*[.$E$2]+[.$E$3]*[.B342]*[.C342]" office:value-type="float" office:value="56.2752671306223" calcext:value-type="float">
            <text:p>56</text:p>
          </table:table-cell>
          <table:table-cell table:formula="of:=[.C342]-[.$G$2]*[.B342]*[.C342]+[.$G$3]*[.C342]" office:value-type="float" office:value="210.903680110823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-[.B343]*[.$E$2]+[.$E$3]*[.B343]*[.C343]" office:value-type="float" office:value="56.9607413041172" calcext:value-type="float">
            <text:p>57</text:p>
          </table:table-cell>
          <table:table-cell table:formula="of:=[.C343]-[.$G$2]*[.B343]*[.C343]+[.$G$3]*[.C343]" office:value-type="float" office:value="209.580203179296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-[.B344]*[.$E$2]+[.$E$3]*[.B344]*[.C344]" office:value-type="float" office:value="57.6394878121458" calcext:value-type="float">
            <text:p>58</text:p>
          </table:table-cell>
          <table:table-cell table:formula="of:=[.C344]-[.$G$2]*[.B344]*[.C344]+[.$G$3]*[.C344]" office:value-type="float" office:value="208.121369602501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-[.B345]*[.$E$2]+[.$E$3]*[.B345]*[.C345]" office:value-type="float" office:value="58.3095050071115" calcext:value-type="float">
            <text:p>58</text:p>
          </table:table-cell>
          <table:table-cell table:formula="of:=[.C345]-[.$G$2]*[.B345]*[.C345]+[.$G$3]*[.C345]" office:value-type="float" office:value="206.531428935976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-[.B346]*[.$E$2]+[.$E$3]*[.B346]*[.C346]" office:value-type="float" office:value="58.9687689348318" calcext:value-type="float">
            <text:p>59</text:p>
          </table:table-cell>
          <table:table-cell table:formula="of:=[.C346]-[.$G$2]*[.B346]*[.C346]+[.$G$3]*[.C346]" office:value-type="float" office:value="204.815254993106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-[.B347]*[.$E$2]+[.$E$3]*[.B347]*[.C347]" office:value-type="float" office:value="59.6152465559902" calcext:value-type="float">
            <text:p>60</text:p>
          </table:table-cell>
          <table:table-cell table:formula="of:=[.C347]-[.$G$2]*[.B347]*[.C347]+[.$G$3]*[.C347]" office:value-type="float" office:value="202.978314296744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-[.B348]*[.$E$2]+[.$E$3]*[.B348]*[.C348]" office:value-type="float" office:value="60.2469096097745" calcext:value-type="float">
            <text:p>60</text:p>
          </table:table-cell>
          <table:table-cell table:formula="of:=[.C348]-[.$G$2]*[.B348]*[.C348]+[.$G$3]*[.C348]" office:value-type="float" office:value="201.026627759262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-[.B349]*[.$E$2]+[.$E$3]*[.B349]*[.C349]" office:value-type="float" office:value="60.8617489358353" calcext:value-type="float">
            <text:p>61</text:p>
          </table:table-cell>
          <table:table-cell table:formula="of:=[.C349]-[.$G$2]*[.B349]*[.C349]+[.$G$3]*[.C349]" office:value-type="float" office:value="198.966726075455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-[.B350]*[.$E$2]+[.$E$3]*[.B350]*[.C350]" office:value-type="float" office:value="61.4577890535581" calcext:value-type="float">
            <text:p>61</text:p>
          </table:table-cell>
          <table:table-cell table:formula="of:=[.C350]-[.$G$2]*[.B350]*[.C350]+[.$G$3]*[.C350]" office:value-type="float" office:value="196.805599450238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-[.B351]*[.$E$2]+[.$E$3]*[.B351]*[.C351]" office:value-type="float" office:value="62.0331027850657" calcext:value-type="float">
            <text:p>62</text:p>
          </table:table-cell>
          <table:table-cell table:formula="of:=[.C351]-[.$G$2]*[.B351]*[.C351]+[.$G$3]*[.C351]" office:value-type="float" office:value="194.550642407179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-[.B352]*[.$E$2]+[.$E$3]*[.B352]*[.C352]" office:value-type="float" office:value="62.5858257009828" calcext:value-type="float">
            <text:p>63</text:p>
          </table:table-cell>
          <table:table-cell table:formula="of:=[.C352]-[.$G$2]*[.B352]*[.C352]+[.$G$3]*[.C352]" office:value-type="float" office:value="192.209594530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-[.B353]*[.$E$2]+[.$E$3]*[.B353]*[.C353]" office:value-type="float" office:value="63.1141701662179" calcext:value-type="float">
            <text:p>63</text:p>
          </table:table-cell>
          <table:table-cell table:formula="of:=[.C353]-[.$G$2]*[.B353]*[.C353]+[.$G$3]*[.C353]" office:value-type="float" office:value="189.790478075379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-[.B354]*[.$E$2]+[.$E$3]*[.B354]*[.C354]" office:value-type="float" office:value="63.6164387670668" calcext:value-type="float">
            <text:p>64</text:p>
          </table:table-cell>
          <table:table-cell table:formula="of:=[.C354]-[.$G$2]*[.B354]*[.C354]+[.$G$3]*[.C354]" office:value-type="float" office:value="187.3015334499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-[.B355]*[.$E$2]+[.$E$3]*[.B355]*[.C355]" office:value-type="float" office:value="64.0910369107944" calcext:value-type="float">
            <text:p>64</text:p>
          </table:table-cell>
          <table:table-cell table:formula="of:=[.C355]-[.$G$2]*[.B355]*[.C355]+[.$G$3]*[.C355]" office:value-type="float" office:value="184.751153588771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-[.B356]*[.$E$2]+[.$E$3]*[.B356]*[.C356]" office:value-type="float" office:value="64.5364844042645" calcext:value-type="float">
            <text:p>65</text:p>
          </table:table-cell>
          <table:table-cell table:formula="of:=[.C356]-[.$G$2]*[.B356]*[.C356]+[.$G$3]*[.C356]" office:value-type="float" office:value="182.14781826424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-[.B357]*[.$E$2]+[.$E$3]*[.B357]*[.C357]" office:value-type="float" office:value="64.9514258386728" calcext:value-type="float">
            <text:p>65</text:p>
          </table:table-cell>
          <table:table-cell table:formula="of:=[.C357]-[.$G$2]*[.B357]*[.C357]+[.$G$3]*[.C357]" office:value-type="float" office:value="179.500029344771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-[.B358]*[.$E$2]+[.$E$3]*[.B358]*[.C358]" office:value-type="float" office:value="65.3346396323179" calcext:value-type="float">
            <text:p>65</text:p>
          </table:table-cell>
          <table:table-cell table:formula="of:=[.C358]-[.$G$2]*[.B358]*[.C358]+[.$G$3]*[.C358]" office:value-type="float" office:value="176.816247967983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-[.B359]*[.$E$2]+[.$E$3]*[.B359]*[.C359]" office:value-type="float" office:value="65.6850456117737" calcext:value-type="float">
            <text:p>66</text:p>
          </table:table-cell>
          <table:table-cell table:formula="of:=[.C359]-[.$G$2]*[.B359]*[.C359]+[.$G$3]*[.C359]" office:value-type="float" office:value="174.104834524256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-[.B360]*[.$E$2]+[.$E$3]*[.B360]*[.C360]" office:value-type="float" office:value="66.0017110428117" calcext:value-type="float">
            <text:p>66</text:p>
          </table:table-cell>
          <table:table-cell table:formula="of:=[.C360]-[.$G$2]*[.B360]*[.C360]+[.$G$3]*[.C360]" office:value-type="float" office:value="171.373992253512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-[.B361]*[.$E$2]+[.$E$3]*[.B361]*[.C361]" office:value-type="float" office:value="66.2838550549212" calcext:value-type="float">
            <text:p>66</text:p>
          </table:table-cell>
          <table:table-cell table:formula="of:=[.C361]-[.$G$2]*[.B361]*[.C361]+[.$G$3]*[.C361]" office:value-type="float" office:value="168.63171514921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-[.B362]*[.$E$2]+[.$E$3]*[.B362]*[.C362]" office:value-type="float" office:value="66.5308514361963" calcext:value-type="float">
            <text:p>67</text:p>
          </table:table-cell>
          <table:table-cell table:formula="of:=[.C362]-[.$G$2]*[.B362]*[.C362]+[.$G$3]*[.C362]" office:value-type="float" office:value="165.8857407420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-[.B363]*[.$E$2]+[.$E$3]*[.B363]*[.C363]" office:value-type="float" office:value="66.7422298076492" calcext:value-type="float">
            <text:p>67</text:p>
          </table:table-cell>
          <table:table-cell table:formula="of:=[.C363]-[.$G$2]*[.B363]*[.C363]+[.$G$3]*[.C363]" office:value-type="float" office:value="163.143508206475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-[.B364]*[.$E$2]+[.$E$3]*[.B364]*[.C364]" office:value-type="float" office:value="66.9176752166882" calcext:value-type="float">
            <text:p>67</text:p>
          </table:table-cell>
          <table:table-cell table:formula="of:=[.C364]-[.$G$2]*[.B364]*[.C364]+[.$G$3]*[.C364]" office:value-type="float" office:value="160.412122100456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-[.B365]*[.$E$2]+[.$E$3]*[.B365]*[.C365]" office:value-type="float" office:value="67.0570262176952" calcext:value-type="float">
            <text:p>67</text:p>
          </table:table-cell>
          <table:table-cell table:formula="of:=[.C365]-[.$G$2]*[.B365]*[.C365]+[.$G$3]*[.C365]" office:value-type="float" office:value="157.698321917941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-[.B366]*[.$E$2]+[.$E$3]*[.B366]*[.C366]" office:value-type="float" office:value="67.1602715326319" calcext:value-type="float">
            <text:p>67</text:p>
          </table:table-cell>
          <table:table-cell table:formula="of:=[.C366]-[.$G$2]*[.B366]*[.C366]+[.$G$3]*[.C366]" office:value-type="float" office:value="155.008457506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-[.B367]*[.$E$2]+[.$E$3]*[.B367]*[.C367]" office:value-type="float" office:value="67.2275454058511" calcext:value-type="float">
            <text:p>67</text:p>
          </table:table-cell>
          <table:table-cell table:formula="of:=[.C367]-[.$G$2]*[.B367]*[.C367]+[.$G$3]*[.C367]" office:value-type="float" office:value="152.348470285834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-[.B368]*[.$E$2]+[.$E$3]*[.B368]*[.C368]" office:value-type="float" office:value="67.2591217844062" calcext:value-type="float">
            <text:p>67</text:p>
          </table:table-cell>
          <table:table-cell table:formula="of:=[.C368]-[.$G$2]*[.B368]*[.C368]+[.$G$3]*[.C368]" office:value-type="float" office:value="149.723880096473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-[.B369]*[.$E$2]+[.$E$3]*[.B369]*[.C369]" office:value-type="float" office:value="67.2554074679625" calcext:value-type="float">
            <text:p>67</text:p>
          </table:table-cell>
          <table:table-cell table:formula="of:=[.C369]-[.$G$2]*[.B369]*[.C369]+[.$G$3]*[.C369]" office:value-type="float" office:value="147.139777415854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-[.B370]*[.$E$2]+[.$E$3]*[.B370]*[.C370]" office:value-type="float" office:value="67.2169343808934" calcext:value-type="float">
            <text:p>67</text:p>
          </table:table-cell>
          <table:table-cell table:formula="of:=[.C370]-[.$G$2]*[.B370]*[.C370]+[.$G$3]*[.C370]" office:value-type="float" office:value="144.600820601799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-[.B371]*[.$E$2]+[.$E$3]*[.B371]*[.C371]" office:value-type="float" office:value="67.1443511234295" calcext:value-type="float">
            <text:p>67</text:p>
          </table:table-cell>
          <table:table-cell table:formula="of:=[.C371]-[.$G$2]*[.B371]*[.C371]+[.$G$3]*[.C371]" office:value-type="float" office:value="142.111237762074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-[.B372]*[.$E$2]+[.$E$3]*[.B372]*[.C372]" office:value-type="float" office:value="67.0384139591029" calcext:value-type="float">
            <text:p>67</text:p>
          </table:table-cell>
          <table:table-cell table:formula="of:=[.C372]-[.$G$2]*[.B372]*[.C372]+[.$G$3]*[.C372]" office:value-type="float" office:value="139.674832803296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-[.B373]*[.$E$2]+[.$E$3]*[.B373]*[.C373]" office:value-type="float" office:value="66.899977392557" calcext:value-type="float">
            <text:p>67</text:p>
          </table:table-cell>
          <table:table-cell table:formula="of:=[.C373]-[.$G$2]*[.B373]*[.C373]+[.$G$3]*[.C373]" office:value-type="float" office:value="137.294995182325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-[.B374]*[.$E$2]+[.$E$3]*[.B374]*[.C374]" office:value-type="float" office:value="66.7299844855421" calcext:value-type="float">
            <text:p>67</text:p>
          </table:table-cell>
          <table:table-cell table:formula="of:=[.C374]-[.$G$2]*[.B374]*[.C374]+[.$G$3]*[.C374]" office:value-type="float" office:value="134.974712867632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-[.B375]*[.$E$2]+[.$E$3]*[.B375]*[.C375]" office:value-type="float" office:value="66.5294570500953" calcext:value-type="float">
            <text:p>67</text:p>
          </table:table-cell>
          <table:table-cell table:formula="of:=[.C375]-[.$G$2]*[.B375]*[.C375]+[.$G$3]*[.C375]" office:value-type="float" office:value="132.716588015416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-[.B376]*[.$E$2]+[.$E$3]*[.B376]*[.C376]" office:value-type="float" office:value="66.2994858470338" calcext:value-type="float">
            <text:p>66</text:p>
          </table:table-cell>
          <table:table-cell table:formula="of:=[.C376]-[.$G$2]*[.B376]*[.C376]+[.$G$3]*[.C376]" office:value-type="float" office:value="130.52285487398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-[.B377]*[.$E$2]+[.$E$3]*[.B377]*[.C377]" office:value-type="float" office:value="66.0412209055092" calcext:value-type="float">
            <text:p>66</text:p>
          </table:table-cell>
          <table:table-cell table:formula="of:=[.C377]-[.$G$2]*[.B377]*[.C377]+[.$G$3]*[.C377]" office:value-type="float" office:value="128.395399448247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-[.B378]*[.$E$2]+[.$E$3]*[.B378]*[.C378]" office:value-type="float" office:value="65.7558620659865" calcext:value-type="float">
            <text:p>66</text:p>
          </table:table-cell>
          <table:table-cell table:formula="of:=[.C378]-[.$G$2]*[.B378]*[.C378]+[.$G$3]*[.C378]" office:value-type="float" office:value="126.335780482447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-[.B379]*[.$E$2]+[.$E$3]*[.B379]*[.C379]" office:value-type="float" office:value="65.4446498350874" calcext:value-type="float">
            <text:p>65</text:p>
          </table:table-cell>
          <table:table-cell table:formula="of:=[.C379]-[.$G$2]*[.B379]*[.C379]+[.$G$3]*[.C379]" office:value-type="float" office:value="124.345251351167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-[.B380]*[.$E$2]+[.$E$3]*[.B380]*[.C380]" office:value-type="float" office:value="65.1088566267014" calcext:value-type="float">
            <text:p>65</text:p>
          </table:table-cell>
          <table:table-cell table:formula="of:=[.C380]-[.$G$2]*[.B380]*[.C380]+[.$G$3]*[.C380]" office:value-type="float" office:value="122.42478248539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-[.B381]*[.$E$2]+[.$E$3]*[.B381]*[.C381]" office:value-type="float" office:value="64.7497784499796" calcext:value-type="float">
            <text:p>65</text:p>
          </table:table-cell>
          <table:table-cell table:formula="of:=[.C381]-[.$G$2]*[.B381]*[.C381]+[.$G$3]*[.C381]" office:value-type="float" office:value="120.575083999265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-[.B382]*[.$E$2]+[.$E$3]*[.B382]*[.C382]" office:value-type="float" office:value="64.3687270915883" calcext:value-type="float">
            <text:p>64</text:p>
          </table:table-cell>
          <table:table-cell table:formula="of:=[.C382]-[.$G$2]*[.B382]*[.C382]+[.$G$3]*[.C382]" office:value-type="float" office:value="118.796628223688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-[.B383]*[.$E$2]+[.$E$3]*[.B383]*[.C383]" office:value-type="float" office:value="63.9670228271469" calcext:value-type="float">
            <text:p>64</text:p>
          </table:table-cell>
          <table:table-cell table:formula="of:=[.C383]-[.$G$2]*[.B383]*[.C383]+[.$G$3]*[.C383]" office:value-type="float" office:value="117.089671893341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-[.B384]*[.$E$2]+[.$E$3]*[.B384]*[.C384]" office:value-type="float" office:value="63.5459876852974" calcext:value-type="float">
            <text:p>64</text:p>
          </table:table-cell>
          <table:table-cell table:formula="of:=[.C384]-[.$G$2]*[.B384]*[.C384]+[.$G$3]*[.C384]" office:value-type="float" office:value="115.45427777318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-[.B385]*[.$E$2]+[.$E$3]*[.B385]*[.C385]" office:value-type="float" office:value="63.1069392774564" calcext:value-type="float">
            <text:p>63</text:p>
          </table:table-cell>
          <table:table-cell table:formula="of:=[.C385]-[.$G$2]*[.B385]*[.C385]+[.$G$3]*[.C385]" office:value-type="float" office:value="113.890335548253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-[.B386]*[.$E$2]+[.$E$3]*[.B386]*[.C386]" office:value-type="float" office:value="62.6511851970793" calcext:value-type="float">
            <text:p>63</text:p>
          </table:table-cell>
          <table:table-cell table:formula="of:=[.C386]-[.$G$2]*[.B386]*[.C386]+[.$G$3]*[.C386]" office:value-type="float" office:value="112.397581835933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-[.B387]*[.$E$2]+[.$E$3]*[.B387]*[.C387]" office:value-type="float" office:value="62.1800179842283" calcext:value-type="float">
            <text:p>62</text:p>
          </table:table-cell>
          <table:table-cell table:formula="of:=[.C387]-[.$G$2]*[.B387]*[.C387]+[.$G$3]*[.C387]" office:value-type="float" office:value="110.975619212423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-[.B388]*[.$E$2]+[.$E$3]*[.B388]*[.C388]" office:value-type="float" office:value="61.6947106443893" calcext:value-type="float">
            <text:p>62</text:p>
          </table:table-cell>
          <table:table-cell table:formula="of:=[.C388]-[.$G$2]*[.B388]*[.C388]+[.$G$3]*[.C388]" office:value-type="float" office:value="109.623934174605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-[.B389]*[.$E$2]+[.$E$3]*[.B389]*[.C389]" office:value-type="float" office:value="61.196512704778" calcext:value-type="float">
            <text:p>61</text:p>
          </table:table-cell>
          <table:table-cell table:formula="of:=[.C389]-[.$G$2]*[.B389]*[.C389]+[.$G$3]*[.C389]" office:value-type="float" office:value="108.341913984733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-[.B390]*[.$E$2]+[.$E$3]*[.B390]*[.C390]" office:value-type="float" office:value="60.68664678676" calcext:value-type="float">
            <text:p>61</text:p>
          </table:table-cell>
          <table:table-cell table:formula="of:=[.C390]-[.$G$2]*[.B390]*[.C390]+[.$G$3]*[.C390]" office:value-type="float" office:value="107.128862368343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-[.B391]*[.$E$2]+[.$E$3]*[.B391]*[.C391]" office:value-type="float" office:value="60.1663056694002" calcext:value-type="float">
            <text:p>60</text:p>
          </table:table-cell>
          <table:table-cell table:formula="of:=[.C391]-[.$G$2]*[.B391]*[.C391]+[.$G$3]*[.C391]" office:value-type="float" office:value="105.984014055545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-[.B392]*[.$E$2]+[.$E$3]*[.B392]*[.C392]" office:value-type="float" office:value="59.6366498164654" calcext:value-type="float">
            <text:p>60</text:p>
          </table:table-cell>
          <table:table-cell table:formula="of:=[.C392]-[.$G$2]*[.B392]*[.C392]+[.$G$3]*[.C392]" office:value-type="float" office:value="104.906548172587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-[.B393]*[.$E$2]+[.$E$3]*[.B393]*[.C393]" office:value-type="float" office:value="59.098805337336" calcext:value-type="float">
            <text:p>59</text:p>
          </table:table-cell>
          <table:table-cell table:formula="of:=[.C393]-[.$G$2]*[.B393]*[.C393]+[.$G$3]*[.C393]" office:value-type="float" office:value="103.895600504393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-[.B394]*[.$E$2]+[.$E$3]*[.B394]*[.C394]" office:value-type="float" office:value="58.5538623511389" calcext:value-type="float">
            <text:p>59</text:p>
          </table:table-cell>
          <table:table-cell table:formula="of:=[.C394]-[.$G$2]*[.B394]*[.C394]+[.$G$3]*[.C394]" office:value-type="float" office:value="102.950274659998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-[.B395]*[.$E$2]+[.$E$3]*[.B395]*[.C395]" office:value-type="float" office:value="58.0028737228954" calcext:value-type="float">
            <text:p>58</text:p>
          </table:table-cell>
          <table:table-cell table:formula="of:=[.C395]-[.$G$2]*[.B395]*[.C395]+[.$G$3]*[.C395]" office:value-type="float" office:value="102.069652181545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-[.B396]*[.$E$2]+[.$E$3]*[.B396]*[.C396]" office:value-type="float" office:value="57.4468541404937" calcext:value-type="float">
            <text:p>57</text:p>
          </table:table-cell>
          <table:table-cell table:formula="of:=[.C396]-[.$G$2]*[.B396]*[.C396]+[.$G$3]*[.C396]" office:value-type="float" office:value="101.252801644196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-[.B397]*[.$E$2]+[.$E$3]*[.B397]*[.C397]" office:value-type="float" office:value="56.886779501753" calcext:value-type="float">
            <text:p>57</text:p>
          </table:table-cell>
          <table:table-cell table:formula="of:=[.C397]-[.$G$2]*[.B397]*[.C397]+[.$G$3]*[.C397]" office:value-type="float" office:value="100.498786799035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-[.B398]*[.$E$2]+[.$E$3]*[.B398]*[.C398]" office:value-type="float" office:value="56.3235865816665" calcext:value-type="float">
            <text:p>56</text:p>
          </table:table-cell>
          <table:table-cell table:formula="of:=[.C398]-[.$G$2]*[.B398]*[.C398]+[.$G$3]*[.C398]" office:value-type="float" office:value="99.8066738141566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-[.B399]*[.$E$2]+[.$E$3]*[.B399]*[.C399]" office:value-type="float" office:value="55.7581729510165" calcext:value-type="float">
            <text:p>56</text:p>
          </table:table-cell>
          <table:table-cell table:formula="of:=[.C399]-[.$G$2]*[.B399]*[.C399]+[.$G$3]*[.C399]" office:value-type="float" office:value="99.1755376708646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-[.B400]*[.$E$2]+[.$E$3]*[.B400]*[.C400]" office:value-type="float" office:value="55.1913971188784" calcext:value-type="float">
            <text:p>55</text:p>
          </table:table-cell>
          <table:table-cell table:formula="of:=[.C400]-[.$G$2]*[.B400]*[.C400]+[.$G$3]*[.C400]" office:value-type="float" office:value="98.6044677724457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-[.B401]*[.$E$2]+[.$E$3]*[.B401]*[.C401]" office:value-type="float" office:value="54.624078873017" calcext:value-type="float">
            <text:p>55</text:p>
          </table:table-cell>
          <table:table-cell table:formula="of:=[.C401]-[.$G$2]*[.B401]*[.C401]+[.$G$3]*[.C401]" office:value-type="float" office:value="98.0925728225433" calcext:value-type="float">
            <text:p>98</text:p>
          </table:table-cell>
          <table:table-cell table:number-columns-repeated="4"/>
        </table:table-row>
        <table:table-row table:style-name="ro1" table:number-rows-repeated="10481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0:33:39.82642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4:09.303586195</meta:creation-date>
    <meta:editing-duration>PT8M27S</meta:editing-duration>
    <meta:editing-cycles>2</meta:editing-cycles>
    <meta:generator>LibreOffice/4.4.5.2$Linux_X86_64 LibreOffice_project/40m0$Build-2</meta:generator>
    <dc:date>2015-10-16T11:11:50.907387926</dc:date>
    <meta:document-statistic meta:table-count="1" meta:cell-count="1221" meta:object-count="0"/>
  </office:meta>
</office:document-meta>
</file>